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00000000F15AB07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ffff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ffff" draw:marker-start="Extrémité_20_9" draw:marker-start-width="0.45cm" draw:marker-end="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ffffff" draw:marker-start="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textarea-horizontal-align="center" draw:textarea-vertical-align="middle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cm" svg:stroke-color="#ffffff" draw:marker-start="Extrémité_20_9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dash" draw:stroke-dash="Ultrafine_20_Dashed" svg:stroke-width="0.1cm" svg:stroke-color="#ffffff" draw:marker-start="" draw:marker-start-width="0.45cm" draw:marker-end="" draw:marker-end-width="0.45cm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svg:stroke-width="0.3cm" svg:stroke-color="#ffffff" draw:marker-start-width="0.75cm" draw:marker-end="Extrémité_20_22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svg:stroke-width="0.3cm" svg:stroke-color="#ffffff" draw:marker-start="Extrémité_20_22" draw:marker-start-width="0.75cm" draw:marker-end="" draw:marker-end-width="0.75cm" draw:textarea-horizontal-align="center" draw:textarea-vertical-align="middle" fo:padding-top="0.15cm" fo:padding-bottom="0.15cm" fo:padding-left="0.15cm" fo:padding-right="0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cm" fo:min-width="0cm"/>
    </style:style>
    <style:style style:name="gr16" style:family="graphic" style:parent-style-name="standard">
      <style:graphic-properties svg:stroke-width="0.1cm" svg:stroke-color="#ff9966" draw:marker-start-width="0.45cm" draw:marker-end="Extrémité_20_de_20_ligne_20_1" draw:marker-end-width="0.45cm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svg:stroke-width="0.1cm" svg:stroke-color="#ff9966" draw:marker-start="Extrémité_20_de_20_ligne_20_7" draw:marker-start-width="0.45cm" draw:marker-end="Extrémité_20_de_20_ligne_20_8" draw:marker-end-width="0.45cm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svg:stroke-width="0.1cm" svg:stroke-color="#ff9966" draw:marker-start="Extrémités_20_de_20_flèche_20_6" draw:marker-start-width="0.45cm" draw:marker-end="Extrémité_20_de_20_ligne_20_4" draw:marker-end-width="0.4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svg:stroke-color="#ff9966" draw:marker-start="Extrémités_20_de_20_flèche_20_5" draw:marker-start-width="0.45cm" draw:marker-end="Extrémité_20_de_20_ligne_20_4" draw:marker-end-width="0.45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1cm"/>
    </style:style>
    <style:style style:name="gr21" style:family="graphic" style:parent-style-name="standard">
      <style:graphic-properties svg:stroke-width="0.1cm" svg:stroke-color="#ff9966" draw:marker-start="Extrémités_20_de_20_flèche_20_4" draw:marker-start-width="0.45cm" draw:marker-end="Extrémité_20_de_20_ligne_20_4" draw:marker-end-width="0.45cm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svg:stroke-width="0.1cm" svg:stroke-color="#ff9966" draw:marker-start-width="0.45cm" draw:marker-end="Extrémité_20_de_20_ligne_20_4" draw:marker-end-width="0.45cm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svg:stroke-width="0.1cm" svg:stroke-color="#ff9966" draw:marker-start="Extrémités_20_de_20_flèche_20_1" draw:marker-start-width="0.45cm" draw:marker-end="" draw:marker-end-width="0.45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svg:stroke-width="0.1cm" svg:stroke-color="#ff9966" draw:marker-start-width="0.45cm" draw:marker-end="Extrémité_20_7" draw:marker-end-width="0.45cm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1.7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4cm" fo:min-width="11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4cm" fo:min-width="5.5cm"/>
    </style:style>
    <style:style style:name="gr30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0cm" fo:padding-top="0.05cm" fo:padding-bottom="0.05cm" fo:padding-left="0.05cm" fo:padding-right="0.05cm"/>
    </style:style>
    <style:style style:name="pr1" style:family="presentation" style:parent-style-name="lyt-darkblue-title" style:list-style-name="L7">
      <style:graphic-properties draw:fill-color="#ffffff" draw:auto-grow-height="true" fo:min-height="3.507cm"/>
    </style:style>
    <style:style style:name="pr2" style:family="presentation" style:parent-style-name="lyt-darkblue-subtitle" style:list-style-name="L8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7">
      <style:graphic-properties draw:fill-color="#ffffff" draw:auto-grow-height="true" fo:min-height="3.507cm"/>
    </style:style>
    <style:style style:name="pr5" style:family="presentation" style:parent-style-name="lyt-darkblue-outline1" style:list-style-name="L3">
      <style:graphic-properties draw:fill-color="#ffffff" fo:min-height="13.231cm"/>
    </style:style>
    <style:style style:name="pr6" style:family="presentation" style:parent-style-name="lyt-darkblue-title" style:list-style-name="L7">
      <style:graphic-properties draw:fill-color="#ffffff" draw:auto-grow-height="true" fo:min-height="3.507cm"/>
    </style:style>
    <style:style style:name="pr7" style:family="presentation" style:parent-style-name="lyt-darkblue-outline1">
      <style:graphic-properties draw:fill-color="#ffffff" draw:auto-grow-height="true" fo:min-height="13.715cm"/>
    </style:style>
    <style:style style:name="pr8" style:family="presentation" style:parent-style-name="lyt-darkblue-title" style:list-style-name="L7">
      <style:graphic-properties draw:fill-color="#ffffff" draw:auto-grow-height="true" fo:min-height="3.507cm"/>
    </style:style>
    <style:style style:name="pr9" style:family="presentation" style:parent-style-name="lyt-darkblue-outline1" style:list-style-name="L3">
      <style:graphic-properties draw:fill-color="#ffffff" fo:min-height="13.231cm"/>
    </style:style>
    <style:style style:name="pr10" style:family="presentation" style:parent-style-name="lyt-darkblue-title" style:list-style-name="L7">
      <style:graphic-properties draw:fill-color="#ffffff" draw:auto-grow-height="true" fo:min-height="3.507cm"/>
    </style:style>
    <style:style style:name="pr11" style:family="presentation" style:parent-style-name="lyt-darkblue-outline1" style:list-style-name="L3">
      <style:graphic-properties draw:fill-color="#ffffff" fo:min-height="13.231cm"/>
    </style:style>
    <style:style style:name="pr12" style:family="presentation" style:parent-style-name="lyt-darkblue-notes">
      <style:graphic-properties draw:fill-color="#ffffff" fo:min-height="11.41cm"/>
    </style:style>
    <style:style style:name="pr13" style:family="presentation" style:parent-style-name="lyt-darkblue-title" style:list-style-name="L7">
      <style:graphic-properties draw:fill-color="#ffffff" draw:auto-grow-height="true" fo:min-height="3.507cm"/>
    </style:style>
    <style:style style:name="pr14" style:family="presentation" style:parent-style-name="lyt-darkblue-title" style:list-style-name="L7">
      <style:graphic-properties draw:fill-color="#ffffff" draw:auto-grow-height="true" fo:min-height="3.507cm"/>
    </style:style>
    <style:style style:name="pr15" style:family="presentation" style:parent-style-name="lyt-darkblue-outline1" style:list-style-name="L3">
      <style:graphic-properties draw:fill-color="#ffffff" fo:min-height="13.231cm"/>
    </style:style>
    <style:style style:name="pr16" style:family="presentation" style:parent-style-name="lyt-darkblue-title" style:list-style-name="L7">
      <style:graphic-properties draw:fill-color="#ffffff" draw:auto-grow-height="true" fo:min-height="3.507cm"/>
    </style:style>
    <style:style style:name="pr17" style:family="presentation" style:parent-style-name="lyt-darkblue-outline1" style:list-style-name="L3">
      <style:graphic-properties draw:fill-color="#ffffff" fo:min-height="13.231cm"/>
    </style:style>
    <style:style style:name="pr18" style:family="presentation" style:parent-style-name="lyt-darkblue-title">
      <style:graphic-properties draw:fill-color="#ffffff" fo:min-height="3.507cm"/>
    </style:style>
    <style:style style:name="pr19" style:family="presentation" style:parent-style-name="lyt-darkblue-outline1">
      <style:graphic-properties draw:fill-color="#ffffff" fo:min-height="13.715cm"/>
    </style:style>
    <style:style style:name="pr20" style:family="presentation" style:parent-style-name="lyt-darkblue-title">
      <style:graphic-properties draw:fill-color="#ffffff" draw:auto-grow-height="true" fo:min-height="3.507cm"/>
    </style:style>
    <style:style style:name="pr21" style:family="presentation" style:parent-style-name="lyt-darkblue-title">
      <style:graphic-properties draw:fill-color="#ffffff" draw:auto-grow-height="true" fo:min-height="0.209cm"/>
    </style:style>
    <style:style style:name="pr22" style:family="presentation" style:parent-style-name="lyt-darkblue-outline1">
      <style:graphic-properties draw:fill-color="#ffffff" fo:min-height="5.547cm"/>
    </style:style>
    <style:style style:name="pr23" style:family="presentation" style:parent-style-name="lyt-darkblue-outline1">
      <style:graphic-properties draw:fill-color="#ffffff" fo:min-height="7.547cm"/>
    </style:style>
    <style:style style:name="pr24" style:family="presentation" style:parent-style-name="lyt-darkblue-outline1">
      <style:graphic-properties draw:fill-color="#ffffff" fo:min-height="6.547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fo:margin-left="0.6cm" fo:margin-right="0cm" fo:text-indent="-1cm"/>
      <style:text-properties fo:font-size="72pt"/>
    </style:style>
    <style:style style:name="P3" style:family="paragraph">
      <style:paragraph-properties fo:margin-left="0.6cm" fo:margin-right="0cm" fo:text-indent="-1cm"/>
    </style:style>
    <style:style style:name="P4" style:family="paragraph">
      <style:paragraph-properties text:enable-numbering="true" fo:margin-left="1.2cm" fo:margin-right="0cm" fo:text-indent="-0.6cm"/>
      <style:text-properties fo:color="#ff9966" fo:font-family="'DejaVu Sans'" style:font-family-generic="swiss" style:font-pitch="variable" fo:font-size="48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8" style:family="paragraph">
      <style:paragraph-properties fo:margin-left="1.4cm" fo:margin-right="0cm" fo:text-indent="-1.2cm"/>
      <style:text-properties fo:font-family="Arial" style:font-family-generic="swiss" style:font-pitch="variable" fo:hyphenate="tru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text:enable-numbering="true" fo:margin-left="1.2cm" fo:margin-right="0cm" fo:text-indent="-0.9cm"/>
      <style:text-properties fo:font-family="Albany" style:font-family-generic="swiss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1.4cm" fo:margin-right="0cm" fo:text-indent="-1.2cm"/>
      <style:text-properties fo:hyphenate="true"/>
    </style:style>
    <style:style style:name="P13" style:family="paragraph">
      <style:paragraph-properties fo:margin-left="1.2cm" fo:margin-right="0cm" fo:text-align="start" fo:text-indent="-0.9cm"/>
      <style:text-properties fo:hyphenate="true"/>
    </style:style>
    <style:style style:name="P14" style:family="paragraph">
      <style:paragraph-properties fo:margin-left="0cm" fo:margin-right="0cm" fo:text-indent="0cm"/>
      <style:text-properties fo:hyphenate="true"/>
    </style:style>
    <style:style style:name="P1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16" style:family="paragraph">
      <style:paragraph-properties fo:margin-left="1.2cm" fo:margin-right="0cm" fo:text-indent="-0.9cm"/>
      <style:text-properties fo:hyphenate="true"/>
    </style:style>
    <style:style style:name="P17" style:family="paragraph">
      <style:paragraph-properties fo:margin-left="1.4cm" fo:margin-right="0cm" fo:text-indent="-1.2cm"/>
      <style:text-properties fo:font-style="normal" fo:font-weight="normal" fo:hyphenate="true"/>
    </style:style>
    <style:style style:name="P18" style:family="paragraph">
      <style:paragraph-properties text:enable-numbering="true" fo:margin-left="1.2cm" fo:margin-right="0cm" fo:text-indent="-0.9cm"/>
      <style:text-properties fo:font-family="Albany" fo:font-size="24pt" style:font-size-asian="24pt" style:font-size-complex="24pt"/>
    </style:style>
    <style:style style:name="P19" style:family="paragraph">
      <style:paragraph-properties fo:margin-left="1.4cm" fo:margin-right="0cm" fo:text-indent="-1.2cm"/>
    </style:style>
    <style:style style:name="P20" style:family="paragraph">
      <style:paragraph-properties text:enable-numbering="false" fo:margin-left="1.4cm" fo:margin-right="0cm" fo:text-indent="-1.2cm"/>
      <style:text-properties fo:hyphenate="true"/>
    </style:style>
    <style:style style:name="P21" style:family="paragraph">
      <style:text-properties fo:hyphenate="true"/>
    </style:style>
    <style:style style:name="P22" style:family="paragraph">
      <style:paragraph-properties fo:margin-left="1.4cm" fo:margin-right="0cm" fo:text-indent="-1.2cm"/>
      <style:text-properties fo:font-family="Albany" fo:font-size="24pt" fo:font-weight="bold" style:font-size-asian="24pt" style:font-weight-asian="bold" style:font-size-complex="24pt" style:font-weight-complex="bold" fo:hyphenate="true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1.2cm" fo:margin-right="0cm" fo:text-indent="-0.9cm"/>
    </style:style>
    <style:style style:name="P25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/>
    </style:style>
    <style:style style:name="P26" style:family="paragraph">
      <style:paragraph-properties fo:margin-left="1.2cm" fo:margin-right="0cm" fo:text-indent="-0.9cm"/>
      <style:text-properties fo:font-size="26pt"/>
    </style:style>
    <style:style style:name="P27" style:family="paragraph">
      <style:paragraph-properties fo:margin-left="1.2cm" fo:margin-right="0cm" fo:text-align="end" fo:text-indent="-0.9cm"/>
    </style:style>
    <style:style style:name="P28" style:family="paragraph">
      <style:paragraph-properties fo:margin-left="1.2cm" fo:margin-right="0cm" fo:text-indent="-0.9cm"/>
      <style:text-properties fo:font-family="'Courier New'" style:font-family-generic="modern" style:font-pitch="fixed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style:paragraph-properties fo:margin-left="0cm" fo:margin-right="0cm" fo:text-indent="0cm"/>
      <style:text-properties fo:color="#ffffff"/>
    </style:style>
    <style:style style:name="P31" style:family="paragraph">
      <style:paragraph-properties fo:margin-left="0cm" fo:margin-right="0cm" fo:text-align="center" fo:text-indent="0cm"/>
      <style:text-properties fo:font-size="32pt"/>
    </style:style>
    <style:style style:name="P32" style:family="paragraph">
      <style:paragraph-properties fo:text-align="center"/>
      <style:text-properties fo:font-family="'Courier New'" style:font-family-generic="modern" style:font-pitch="fixed"/>
    </style:style>
    <style:style style:name="P33" style:family="paragraph">
      <style:text-properties fo:font-family="'Courier New'" style:font-family-generic="modern" style:font-pitch="fixed"/>
    </style:style>
    <style:style style:name="P34" style:family="paragraph">
      <style:paragraph-properties fo:margin-left="0cm" fo:margin-right="0cm" fo:text-indent="0cm"/>
      <style:text-properties fo:color="#ffffff" fo:font-family="'Courier New'" style:font-family-generic="modern" style:font-pitch="fixed" fo:font-size="24pt" fo:font-style="italic" fo:font-weight="bold"/>
    </style:style>
    <style:style style:name="P35" style:family="paragraph">
      <style:text-properties fo:color="#ff9966" fo:font-size="32pt" fo:font-weight="bold"/>
    </style:style>
    <style:style style:name="P36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6pt"/>
    </style:style>
    <style:style style:name="P37" style:family="paragraph">
      <style:paragraph-properties fo:margin-left="0cm" fo:margin-right="0cm" fo:text-indent="0cm"/>
      <style:text-properties fo:color="#ff9966" fo:font-family="'Courier New'" style:font-family-generic="modern" style:font-pitch="fixed" fo:font-size="24pt" fo:font-style="italic" fo:font-weight="bold"/>
    </style:style>
    <style:style style:name="P38" style:family="paragraph">
      <style:paragraph-properties fo:margin-left="0cm" fo:margin-right="0cm" fo:text-align="center" fo:text-indent="0cm"/>
      <style:text-properties fo:color="#ff9966" fo:font-size="24pt"/>
    </style:style>
    <style:style style:name="P39" style:family="paragraph">
      <style:text-properties fo:color="#ff9966" fo:font-family="'Courier New'" style:font-family-generic="modern" style:font-pitch="fixed" fo:font-style="italic" fo:font-weight="bold"/>
    </style:style>
    <style:style style:name="P40" style:family="paragraph">
      <style:paragraph-properties fo:margin-left="0cm" fo:margin-right="0cm" fo:text-indent="0cm"/>
      <style:text-properties fo:color="#ff0000" fo:font-family="'Courier New'" style:font-family-generic="modern" style:font-pitch="fixed" fo:font-size="24pt" fo:font-style="italic" fo:font-weight="bold"/>
    </style:style>
    <style:style style:name="P4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2" style:family="paragraph">
      <style:text-properties fo:color="#ffffff" fo:font-weight="bold"/>
    </style:style>
    <style:style style:name="P43" style:family="paragraph">
      <style:paragraph-properties fo:margin-left="0cm" fo:margin-right="0cm" fo:text-indent="0cm"/>
      <style:text-properties fo:color="#ffffff" fo:font-weight="bold"/>
    </style:style>
    <style:style style:name="P44" style:family="paragraph">
      <style:paragraph-properties fo:margin-left="0cm" fo:margin-right="0cm" fo:text-indent="0cm"/>
      <style:text-properties fo:color="#ff9966" fo:font-family="'Courier New'" style:font-family-generic="modern" style:font-pitch="fixed" fo:font-size="24pt" fo:font-style="italic" fo:font-weight="normal"/>
    </style:style>
    <style:style style:name="P45" style:family="paragraph">
      <style:paragraph-properties fo:margin-left="0cm" fo:margin-right="0cm" fo:text-align="center" fo:text-indent="0cm"/>
      <style:text-properties fo:color="#ffffff" fo:font-family="'Courier New'" style:font-family-generic="modern" style:font-pitch="fixed" fo:font-size="24pt" fo:font-style="italic" fo:font-weight="bold"/>
    </style:style>
    <style:style style:name="P46" style:family="paragraph">
      <style:paragraph-properties fo:margin-left="0cm" fo:margin-right="0cm" fo:text-indent="0cm"/>
      <style:text-properties fo:color="#ff9966"/>
    </style:style>
    <style:style style:name="P47" style:family="paragraph">
      <style:paragraph-properties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2pt"/>
    </style:style>
    <style:style style:name="P49" style:family="paragraph">
      <style:paragraph-properties fo:margin-left="1.2cm" fo:margin-right="0cm" fo:text-indent="-0.9cm"/>
      <style:text-properties fo:font-family="Albany" fo:font-size="24pt" style:font-size-asian="24pt" style:font-size-complex="24pt"/>
    </style:style>
    <style:style style:name="P50" style:family="paragraph">
      <style:paragraph-properties fo:margin-left="1.2cm" fo:margin-right="0cm" fo:margin-top="0cm" fo:margin-bottom="0cm" fo:text-indent="-0.9cm"/>
    </style:style>
    <style:style style:name="P51" style:family="paragraph">
      <style:paragraph-properties fo:margin-left="1.2cm" fo:margin-right="0cm" fo:text-indent="-0.9cm"/>
      <style:text-properties fo:font-family="'Courier New'" style:font-family-generic="modern" style:font-pitch="fixed" fo:font-size="22pt"/>
    </style:style>
    <style:style style:name="P52" style:family="paragraph">
      <style:paragraph-properties text:enable-numbering="false" fo:margin-left="1.2cm" fo:margin-right="0cm" fo:text-indent="-0.9cm"/>
    </style:style>
    <style:style style:name="P53" style:family="paragraph">
      <style:paragraph-properties fo:margin-left="1.2cm" fo:margin-right="0cm" fo:text-align="start" fo:text-indent="-0.9cm"/>
    </style:style>
    <style:style style:name="P54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4pt"/>
    </style:style>
    <style:style style:name="T1" style:family="text">
      <style:text-properties fo:font-size="72pt"/>
    </style:style>
    <style:style style:name="T2" style:family="text">
      <style:text-properties fo:color="#ff9966" fo:font-family="Albany" style:font-style-name="Fett Kursiv" style:font-family-generic="swiss" style:font-pitch="variable" fo:font-size="32pt" fo:font-style="italic" fo:font-weight="bold" style:font-size-asian="5.40000009536743pt" style:font-size-complex="5.40000009536743pt"/>
    </style:style>
    <style:style style:name="T3" style:family="text">
      <style:text-properties fo:color="#ff9966" fo:font-family="Albany" style:font-style-name="Fett Kursiv" style:font-family-generic="swiss" style:font-pitch="variable" fo:font-size="72pt" fo:font-style="italic" fo:font-weight="bold"/>
    </style:style>
    <style:style style:name="T4" style:family="text">
      <style:text-properties fo:color="#ff9966" fo:font-family="Albany" style:font-style-name="Fett Kursiv" style:font-family-generic="swiss" style:font-pitch="variable" fo:font-size="24pt" fo:font-style="italic" fo:font-weight="normal" style:font-size-asian="4pt" style:font-weight-asian="normal" style:font-size-complex="4pt" style:font-weight-complex="normal"/>
    </style:style>
    <style:style style:name="T5" style:family="text">
      <style:text-properties fo:font-family="Arial" style:font-family-generic="swiss" style:font-pitch="variable" fo:text-shadow="1pt 1pt" fo:font-weight="bold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weight="bold"/>
    </style:style>
    <style:style style:name="T8" style:family="text">
      <style:text-properties fo:font-family="Albany" style:font-family-generic="swiss" fo:font-size="26pt" fo:font-weight="bold" style:font-size-asian="10.5pt" style:font-weight-asian="bold" style:font-size-complex="10.5pt" style:font-weight-complex="bold"/>
    </style:style>
    <style:style style:name="T9" style:family="text">
      <style:text-properties fo:font-family="Albany" style:font-family-generic="swiss" fo:font-size="24pt" fo:font-weight="bold" style:font-size-asian="10.5pt" style:font-weight-asian="bold" style:font-size-complex="10.5pt" style:font-weight-complex="bold"/>
    </style:style>
    <style:style style:name="T10" style:family="text">
      <style:text-properties fo:font-family="Albany" style:font-family-generic="swiss" fo:font-size="26pt" fo:font-weight="normal" style:font-size-asian="10.5pt" style:font-weight-asian="normal" style:font-size-complex="10.5pt" style:font-weight-complex="normal"/>
    </style:style>
    <style:style style:name="T11" style:family="text">
      <style:text-properties fo:font-family="Albany" style:font-family-generic="swiss" fo:font-size="26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2" style:family="text">
      <style:text-properties fo:font-family="Albany" style:font-family-generic="swiss" fo:font-size="24pt" fo:font-style="normal" fo:font-weight="bold" style:font-size-asian="24pt" style:font-weight-asian="bold" style:font-size-complex="24pt" style:font-weight-complex="bold"/>
    </style:style>
    <style:style style:name="T13" style:family="text">
      <style:text-properties fo:font-family="Albany" style:font-family-generic="swis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family="Albany" style:font-family-generic="swiss" fo:font-size="24pt" fo:font-style="normal" fo:font-weight="normal" style:font-size-asian="24pt" style:font-size-complex="24pt"/>
    </style:style>
    <style:style style:name="T15" style:family="text">
      <style:text-properties fo:color="#e6e6e6" style:text-outline="false" style:text-line-through-style="none" style:text-position="0% 100%" fo:font-family="Albany" style:font-family-generic="swiss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style="normal" fo:font-weight="bold"/>
    </style:style>
    <style:style style:name="T17" style:family="text">
      <style:text-properties fo:font-family="Albany" fo:font-size="24pt" fo:font-weight="bold" style:font-size-asian="24pt" style:font-size-complex="24pt"/>
    </style:style>
    <style:style style:name="T18" style:family="text">
      <style:text-properties fo:font-family="Albany" fo:font-size="24pt" style:font-size-asian="24pt" style:font-size-complex="24pt"/>
    </style:style>
    <style:style style:name="T19" style:family="text">
      <style:text-properties fo:font-family="Albany" fo:font-size="24pt" fo:font-style="italic" style:font-size-asian="24pt" style:font-size-complex="24pt"/>
    </style:style>
    <style:style style:name="T20" style:family="text">
      <style:text-properties fo:font-family="Albany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'Courier New'" style:font-family-generic="modern" style:font-pitch="fixed"/>
    </style:style>
    <style:style style:name="T22" style:family="text">
      <style:text-properties fo:font-family="'Courier New'" style:font-family-generic="modern" style:font-pitch="fixed" fo:font-weight="bold"/>
    </style:style>
    <style:style style:name="T23" style:family="text">
      <style:text-properties fo:font-family="'Courier New'" style:font-style-name="Normal" style:font-family-generic="modern" style:font-pitch="fixed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24" style:family="text">
      <style:text-properties fo:font-family="'Courier New'" style:font-style-name="Normal" style:font-family-generic="modern" style:font-pitch="fixed" fo:font-weight="bold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25" style:family="text">
      <style:text-properties fo:font-family="Albany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family="'Courier New'" style:font-family-generic="modern" style:font-pitch="fixed" fo:font-size="26pt" fo:font-weight="bold"/>
    </style:style>
    <style:style style:name="T29" style:family="text">
      <style:text-properties fo:font-family="'Courier New'" style:font-family-generic="modern" style:font-pitch="fixed" fo:font-size="26pt"/>
    </style:style>
    <style:style style:name="T30" style:family="text">
      <style:text-properties fo:font-family="'Courier New'" style:font-style-name="Normal" style:font-family-generic="modern" style:font-pitch="fixed" fo:font-size="26pt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31" style:family="text">
      <style:text-properties fo:font-size="26pt"/>
    </style:style>
    <style:style style:name="T32" style:family="text">
      <style:text-properties fo:font-family="'Courier New'" style:font-family-generic="modern" style:font-pitch="fixed" fo:font-size="28pt"/>
    </style:style>
    <style:style style:name="T33" style:family="text">
      <style:text-properties fo:font-family="'Courier New'" style:font-family-generic="modern" style:font-pitch="fixed" fo:font-size="28pt" fo:font-weight="bold"/>
    </style:style>
    <style:style style:name="T34" style:family="text">
      <style:text-properties fo:color="#ff0000" fo:font-family="'Courier New'" style:font-family-generic="modern" style:font-pitch="fixed" fo:font-size="28pt"/>
    </style:style>
    <style:style style:name="T35" style:family="text">
      <style:text-properties fo:font-family="'Courier New'" style:font-family-generic="modern" style:font-pitch="fixed" fo:font-size="28pt" fo:font-style="italic"/>
    </style:style>
    <style:style style:name="T36" style:family="text">
      <style:text-properties fo:font-family="'Courier New'" style:font-style-name="Normal" style:font-family-generic="modern" style:font-pitch="fixed" fo:font-size="28pt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37" style:family="text">
      <style:text-properties fo:font-family="'Courier New'" style:font-family-generic="modern" style:font-pitch="fixed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8" style:family="text">
      <style:text-properties fo:font-family="'Courier New'" style:font-family-generic="modern" style:font-pitch="fixed" fo:font-weight="bold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9" style:family="text">
      <style:text-properties fo:font-family="'Courier New'" style:font-family-generic="modern" style:font-pitch="fixed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40" style:family="text">
      <style:text-properties fo:font-family="'Courier New'" style:font-family-generic="modern" style:font-pitch="fixed" fo:font-weight="bold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41" style:family="text">
      <style:text-properties fo:color="#ffffff" fo:font-weight="bold"/>
    </style:style>
    <style:style style:name="T42" style:family="text">
      <style:text-properties fo:color="#00ff00" fo:font-weight="bold"/>
    </style:style>
    <style:style style:name="T43" style:family="text">
      <style:text-properties fo:color="#ffffff"/>
    </style:style>
    <style:style style:name="T44" style:family="text">
      <style:text-properties fo:color="#ffffff" fo:font-style="italic"/>
    </style:style>
    <style:style style:name="T45" style:family="text">
      <style:text-properties fo:font-size="32pt"/>
    </style:style>
    <style:style style:name="T46" style:family="text">
      <style:text-properties fo:font-family="'Courier New'" style:font-family-generic="modern" style:font-pitch="fixed" fo:font-size="24pt" fo:font-weight="bold"/>
    </style:style>
    <style:style style:name="T47" style:family="text">
      <style:text-properties fo:color="#ffffff" fo:font-family="'Courier New'" style:font-family-generic="modern" style:font-pitch="fixed" fo:font-size="24pt" fo:font-style="italic" fo:font-weight="bold"/>
    </style:style>
    <style:style style:name="T48" style:family="text">
      <style:text-properties fo:color="#ff9966" fo:font-size="32pt" fo:font-weight="bold"/>
    </style:style>
    <style:style style:name="T49" style:family="text">
      <style:text-properties fo:font-family="'Courier New'" style:font-family-generic="modern" style:font-pitch="fixed" fo:font-size="26pt" fo:font-weight="bold" style:font-weight-asian="bold" style:font-weight-complex="bold"/>
    </style:style>
    <style:style style:name="T50" style:family="text">
      <style:text-properties fo:color="#ff9966" fo:font-family="'Courier New'" style:font-family-generic="modern" style:font-pitch="fixed" fo:font-size="24pt" fo:font-style="italic" fo:font-weight="bold"/>
    </style:style>
    <style:style style:name="T51" style:family="text">
      <style:text-properties fo:color="#ff9966" fo:font-size="24pt" fo:font-weight="bold" style:font-weight-asian="bold" style:font-weight-complex="bold"/>
    </style:style>
    <style:style style:name="T52" style:family="text">
      <style:text-properties fo:color="#ff9966" fo:font-size="24pt" fo:font-weight="bold"/>
    </style:style>
    <style:style style:name="T53" style:family="text">
      <style:text-properties fo:color="#ff0000" fo:font-family="StarSymbol" style:font-style-name="Regular" style:font-pitch="variable" style:font-charset="x-symbol" fo:font-size="24pt" fo:font-weight="bold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54" style:family="text">
      <style:text-properties fo:color="#ff9966" fo:font-family="Albany" style:font-style-name="Standard" style:font-family-generic="swiss" style:font-pitch="variable" fo:font-size="24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5" style:family="text">
      <style:text-properties fo:color="#ff9966" fo:font-family="'Courier New'" style:font-family-generic="modern" style:font-pitch="fixed" fo:font-style="italic" fo:font-weight="bold"/>
    </style:style>
    <style:style style:name="T56" style:family="text">
      <style:text-properties fo:color="#00ff00" fo:font-family="StarSymbol" style:font-style-name="Regular" style:font-pitch="variable" style:font-charset="x-symbol" fo:font-size="24pt" fo:font-weight="normal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57" style:family="text">
      <style:text-properties fo:color="#ff0000" fo:font-family="'Courier New'" style:font-family-generic="modern" style:font-pitch="fixed" fo:font-size="24pt" fo:font-style="italic" fo:font-weight="bold"/>
    </style:style>
    <style:style style:name="T58" style:family="text">
      <style:text-properties fo:color="#ff9966" fo:font-size="24pt" fo:font-weight="normal"/>
    </style:style>
    <style:style style:name="T59" style:family="text">
      <style:text-properties fo:color="#ff9966" fo:font-family="Albany" style:font-style-name="Standard" style:font-family-generic="swiss" style:font-pitch="variable" fo:font-size="24pt" fo:font-weight="bold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60" style:family="text">
      <style:text-properties fo:font-family="'Courier New'" style:font-family-generic="modern" style:font-pitch="fixed" fo:font-size="32pt" fo:font-weight="bold"/>
    </style:style>
    <style:style style:name="T61" style:family="text">
      <style:text-properties fo:font-family="'Courier New'" style:font-family-generic="modern" style:font-pitch="fixed" fo:font-size="32pt" fo:font-weight="normal"/>
    </style:style>
    <style:style style:name="T62" style:family="text">
      <style:text-properties fo:color="#e6e6e6" style:text-outline="false" style:text-line-through-style="none" style:text-position="0% 100%" fo:font-family="'Courier New'" style:font-family-generic="modern" style:font-pitch="fixed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zxx" style:country-asian="none" style:font-style-asian="normal" style:font-weight-asian="normal" style:font-family-complex="'Arial Unicode MS'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color="#e6e6e6" style:text-outline="false" style:text-line-through-style="none" style:text-position="0% 100%" fo:font-family="'Courier New'" style:font-family-generic="modern" style:font-pitch="fixed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zxx" style:country-asian="none" style:font-style-asian="normal" style:font-weight-asian="normal" style:font-family-complex="'Arial Unicode MS'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color="#ff9966" fo:font-family="'Courier New'" style:font-family-generic="modern" style:font-pitch="fixed" fo:font-size="24pt" fo:font-style="italic" fo:font-weight="normal"/>
    </style:style>
    <style:style style:name="T65" style:family="text">
      <style:text-properties fo:color="#ff9966" fo:font-size="24pt" fo:font-weight="normal" style:font-weight-asian="normal" style:font-weight-complex="normal"/>
    </style:style>
    <style:style style:name="T66" style:family="text">
      <style:text-properties fo:color="#ffffff" fo:font-family="'Courier New'" style:font-family-generic="modern" style:font-pitch="fixed" fo:font-size="24pt" fo:font-style="normal" fo:font-weight="bold"/>
    </style:style>
    <style:style style:name="T67" style:family="text">
      <style:text-properties fo:color="#ffffff" fo:font-family="'Courier New'" style:font-family-generic="modern" style:font-pitch="fixed" fo:font-size="24pt" fo:font-style="italic" fo:font-weight="normal"/>
    </style:style>
    <style:style style:name="T68" style:family="text">
      <style:text-properties fo:color="#ff9966" fo:font-weight="normal"/>
    </style:style>
    <style:style style:name="T69" style:family="text">
      <style:text-properties fo:color="#ff9966" fo:font-weight="bold"/>
    </style:style>
    <style:style style:name="T70" style:family="text">
      <style:text-properties fo:color="#ff9966" fo:font-size="18pt" fo:font-weight="normal"/>
    </style:style>
    <style:style style:name="T71" style:family="text">
      <style:text-properties fo:color="#ff9966" fo:font-size="18pt" fo:font-weight="bold"/>
    </style:style>
    <style:style style:name="T72" style:family="text">
      <style:text-properties fo:color="#00ff00" fo:font-family="StarSymbol" style:font-style-name="Regular" style:font-pitch="variable" style:font-charset="x-symbol" fo:font-weight="norma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73" style:family="text">
      <style:text-properties fo:color="#ff0000" fo:font-family="StarSymbol" style:font-style-name="Regular" style:font-pitch="variable" style:font-charset="x-symbol" fo:font-weight="bold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74" style:family="text">
      <style:text-properties fo:color="#ff9966" fo:font-family="Albany" style:font-style-name="Standard" style:font-family-generic="swiss" style:font-pitch="variable" fo:font-weight="norma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75" style:family="text">
      <style:text-properties fo:color="#ff9966" fo:font-family="Albany" style:font-style-name="Standard" style:font-family-generic="swiss" style:font-pitch="variable" fo:font-weight="bold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76" style:family="text">
      <style:text-properties fo:color="#e6e6e6" style:text-outline="false" style:text-line-through-style="none" style:text-position="0% 100%" fo:font-family="'Courier New'" style:font-family-generic="modern" style:font-pitch="fixe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zxx" style:country-asian="none" style:font-style-asian="normal" style:font-weight-asian="normal" style:font-family-complex="'Arial Unicode MS'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color="#e6e6e6" style:text-outline="false" style:text-line-through-style="none" style:text-position="0% 100%" fo:font-family="'Courier New'" style:font-style-name="Normal" style:font-family-generic="modern" style:font-pitch="fixe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Courier New'" style:font-style-name-asian="Normal" style:font-family-generic-asian="modern" style:font-pitch-asian="fixed" style:font-size-asian="12pt" style:language-asian="zxx" style:country-asian="none" style:font-style-asian="normal" style:font-weight-asian="normal" style:font-family-complex="'Courier New'" style:font-style-name-complex="Normal" style:font-family-generic-complex="modern" style:font-pitch-complex="fixed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e6e6e6" style:text-outline="false" style:text-line-through-style="none" style:text-position="0% 100%" fo:font-family="'Courier New'" style:font-family-generic="modern" style:font-pitch="fixe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Courier New'" style:font-style-name-asian="Normal" style:font-family-generic-asian="modern" style:font-pitch-asian="fixed" style:font-size-asian="12pt" style:language-asian="zxx" style:country-asian="none" style:font-style-asian="normal" style:font-weight-asian="normal" style:font-family-complex="'Courier New'" style:font-style-name-complex="Normal" style:font-family-generic-complex="modern" style:font-pitch-complex="fixed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color="#e6e6e6" style:text-outline="false" style:text-line-through-style="none" style:text-position="0% 100%" fo:font-family="'Courier New'" style:font-family-generic="modern" style:font-pitch="fixed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Courier New'" style:font-style-name-asian="Normal" style:font-family-generic-asian="modern" style:font-pitch-asian="fixed" style:font-size-asian="12pt" style:language-asian="zxx" style:country-asian="none" style:font-style-asian="normal" style:font-weight-asian="normal" style:font-family-complex="'Courier New'" style:font-style-name-complex="Normal" style:font-family-generic-complex="modern" style:font-pitch-complex="fixed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family="'Courier New'" style:font-family-generic="modern" style:font-pitch="fixed" fo:font-size="26pt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81" style:family="text">
      <style:text-properties style:text-position="0% 100%" fo:font-family="'Courier New'" style:font-family-generic="modern" style:font-pitch="fixed" fo:font-size="26pt" fo:letter-spacing="normal" fo:language="fr" fo:country="FR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zxx" style:country-asian="none" style:font-style-asian="normal" style:font-weight-asian="normal" style:font-family-complex="'Arial Unicode MS'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style:text-position="0% 100%" fo:font-family="'Courier New'" style:font-style-name="Normal" style:font-family-generic="modern" style:font-pitch="fixed" fo:font-size="26pt" fo:letter-spacing="normal" fo:language="fr" fo:country="FR" style:text-underline-mode="continuous" style:text-overline-mode="continuous" style:text-line-through-mode="continuous" style:letter-kerning="false" style:font-family-asian="'Courier New'" style:font-style-name-asian="Normal" style:font-family-generic-asian="modern" style:font-pitch-asian="fixed" style:font-size-asian="12pt" style:language-asian="zxx" style:country-asian="none" style:font-style-asian="normal" style:font-weight-asian="normal" style:font-family-complex="'Courier New'" style:font-style-name-complex="Normal" style:font-family-generic-complex="modern" style:font-pitch-complex="fixed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style:text-position="0% 100%" fo:font-family="'Courier New'" style:font-family-generic="modern" style:font-pitch="fixed" fo:font-size="26pt" fo:letter-spacing="normal" fo:language="fr" fo:country="FR" style:text-underline-mode="continuous" style:text-overline-mode="continuous" style:text-line-through-mode="continuous" style:letter-kerning="false" style:font-family-asian="'Courier New'" style:font-style-name-asian="Normal" style:font-family-generic-asian="modern" style:font-pitch-asian="fixed" style:font-size-asian="12pt" style:language-asian="zxx" style:country-asian="none" style:font-style-asian="normal" style:font-weight-asian="normal" style:font-family-complex="'Courier New'" style:font-style-name-complex="Normal" style:font-family-generic-complex="modern" style:font-pitch-complex="fixed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text-position="0% 100%" fo:font-family="'Courier New'" style:font-family-generic="modern" style:font-pitch="fixed" fo:font-size="26pt" fo:letter-spacing="normal" fo:language="fr" fo:country="FR" fo:font-weight="bold" style:text-underline-mode="continuous" style:text-overline-mode="continuous" style:text-line-through-mode="continuous" style:letter-kerning="false" style:font-family-asian="'Courier New'" style:font-style-name-asian="Normal" style:font-family-generic-asian="modern" style:font-pitch-asian="fixed" style:font-size-asian="12pt" style:language-asian="zxx" style:country-asian="none" style:font-style-asian="normal" style:font-weight-asian="normal" style:font-family-complex="'Courier New'" style:font-style-name-complex="Normal" style:font-family-generic-complex="modern" style:font-pitch-complex="fixed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family="'Courier New'" style:font-family-generic="modern" style:font-pitch="fixed" fo:font-size="22pt" fo:font-weight="bold"/>
    </style:style>
    <style:style style:name="T86" style:family="text">
      <style:text-properties fo:font-family="'Courier New'" style:font-family-generic="modern" style:font-pitch="fixed" fo:font-size="22pt" fo:font-weight="normal"/>
    </style:style>
    <style:style style:name="T87" style:family="text">
      <style:text-properties fo:font-family="'Courier New'" style:font-style-name="Normal" style:font-family-generic="modern" style:font-pitch="fixed" fo:font-size="22pt" fo:font-weight="normal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88" style:family="text">
      <style:text-properties fo:font-family="'Courier New'" style:font-style-name="Normal" style:font-family-generic="modern" style:font-pitch="fixed" fo:font-size="22pt" fo:font-weight="bold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89" style:family="text">
      <style:text-properties fo:font-family="'Courier New'" style:font-style-name="Normal" style:font-family-generic="modern" style:font-pitch="fixed" fo:font-size="22pt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90" style:family="text">
      <style:text-properties fo:font-family="'Courier New'" style:font-family-generic="modern" style:font-pitch="fixed" fo:font-size="22pt" fo:font-weight="bold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91" style:family="text">
      <style:text-properties fo:font-family="'Courier New'" style:font-family-generic="modern" style:font-pitch="fixed" fo:font-size="22pt"/>
    </style:style>
    <style:style style:name="T92" style:family="text">
      <style:text-properties fo:color="#ffffff" fo:font-family="'Courier New'" style:font-family-generic="modern" style:font-pitch="fixed" fo:font-size="22pt"/>
    </style:style>
    <style:style style:name="T93" style:family="text">
      <style:text-properties fo:color="#ffffff" fo:font-family="'Courier New'" style:font-family-generic="modern" style:font-pitch="fixed" fo:font-size="22pt" fo:font-weight="bold"/>
    </style:style>
    <style:style style:name="T94" style:family="text">
      <style:text-properties fo:color="#ffffff" fo:font-family="'Courier New'" style:font-style-name="Normal" style:font-family-generic="modern" style:font-pitch="fixed" fo:font-size="22pt" style:font-family-asian="'Courier New'" style:font-style-name-asian="Normal" style:font-family-generic-asian="modern" style:font-pitch-asian="fixed" style:font-family-complex="'Courier New'" style:font-style-name-complex="Normal" style:font-family-generic-complex="modern" style:font-pitch-complex="fixed"/>
    </style:style>
    <style:style style:name="T95" style:family="text">
      <style:text-properties fo:color="#ff0000" fo:font-family="OpenSymbol" style:font-style-name="Regular" style:font-pitch="variable" style:font-charset="x-symbol" fo:font-size="22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6" style:family="text">
      <style:text-properties fo:font-family="'Courier New'" style:font-family-generic="modern" style:font-pitch="fixed" fo:font-size="22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7" style:family="text">
      <style:text-properties fo:font-family="'Courier New'" style:font-family-generic="modern" style:font-pitch="fixed" fo:font-size="22pt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98" style:family="text">
      <style:text-properties fo:color="#ffffff" fo:font-family="'Courier New'" style:font-family-generic="modern" style:font-pitch="fixed" fo:font-size="22pt" fo:font-weight="bold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99" style:family="text">
      <style:text-properties fo:font-family="'Courier New'" style:font-family-generic="modern" style:font-pitch="fixed" fo:font-size="24pt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4.469cm" svg:height="3.507cm" svg:x="1.5cm" svg:y="1.943cm" presentation:class="title" presentation:user-transformed="true">
          <draw:text-box draw:corner-radius="0.192cm">
            <text:p text:style-name="P1"><text:span text:style-name="T1">La STL</text:span></text:p>
          </draw:text-box>
        </draw:frame>
        <draw:frame presentation:style-name="pr2" draw:text-style-name="P4" draw:layer="layout" svg:width="24.368cm" svg:height="13.715cm" svg:x="2.058cm" svg:y="5.453cm" presentation:class="subtitle" presentation:user-transformed="true">
          <draw:text-box>
            <text:p text:style-name="P3"><text:span text:style-name="T2">Un concentré de sagesse et d'expérience</text:span></text:p>
            <text:p text:style-name="P3"><text:span text:style-name="T3"/></text:p>
            <text:p text:style-name="P3"><text:span text:style-name="T4">Emmanuel Courcelle</text:span></text:p>
            <text:p text:style-name="P3"><text:span text:style-name="T4">V 1.12a</text:span></text:p>
          </draw:text-box>
        </draw:frame>
        <draw:frame draw:style-name="gr1" draw:text-style-name="P5" draw:layer="layout" svg:width="5cm" svg:height="1.396cm" svg:x="12cm" svg:y="16cm">
          <draw:image xlink:href="Pictures/10000000000000500000000F15AB073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3" draw:layer="layout" svg:width="24.469cm" svg:height="3.507cm" svg:x="1.5cm" svg:y="1.943cm" presentation:class="title" presentation:user-transformed="true">
          <draw:text-box>
            <text:p text:style-name="P1">Des conteneurs pour les données</text:p>
          </draw:text-box>
        </draw:frame>
        <draw:frame presentation:style-name="pr5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5">templates </text:span><text:span text:style-name="T6">= On ne mélange pas les torchons et les serviettes</text:span></text:p>
              </text:list-item>
              <text:list-item>
                <text:p text:style-name="P7"><text:span text:style-name="T7">Allocation mémoire</text:span><text:span text:style-name="T6"> = Déjà prise en charge</text:span></text:p>
              </text:list-item>
              <text:list-item>
                <text:p text:style-name="P7"><text:span text:style-name="T7">Interface</text:span><text:span text:style-name="T6"> = Grande cohérence</text:span></text:p>
              </text:list-item>
              <text:list-item>
                <text:p text:style-name="P7"><text:span text:style-name="T7">Itérateurs</text:span><text:span text:style-name="T6"> = Masquer la complexité interne</text:span></text:p>
              </text:list-item>
              <text:list-item>
                <text:p text:style-name="P7"><text:span text:style-name="T7">Algorithmes</text:span><text:span text:style-name="T6"> = Fonctions appliquées sur tout le conteneur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6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3" draw:layer="layout" svg:width="24.469cm" svg:height="3.507cm" svg:x="1.5cm" svg:y="1.943cm" presentation:class="title" presentation:user-transformed="true">
          <draw:text-box>
            <text:p text:style-name="P1">Travaillez en C(++)</text:p>
          </draw:text-box>
        </draw:frame>
        <draw:frame presentation:style-name="pr7" draw:text-style-name="P10" draw:layer="layout" svg:width="24.368cm" svg:height="13.715cm" svg:x="2.058cm" svg:y="5.453cm" presentation:class="outline" presentation:user-transformed="true">
          <draw:text-box>
            <text:list text:style-name="L4">
              <text:list-item>
                <text:p text:style-name="P9"><text:span text:style-name="T8">Tableaux extensibles</text:span></text:p>
              </text:list-item>
              <text:list-item>
                <text:p text:style-name="P9"><text:span text:style-name="T8">Listes liées</text:span></text:p>
              </text:list-item>
              <text:list-item>
                <text:p text:style-name="P9"><text:span text:style-name="T8">Tableaux associatifs</text:span></text:p>
              </text:list-item>
              <text:list-item>
                <text:p text:style-name="P9"><text:span text:style-name="T8">chaînes de caractère</text:span></text:p>
              </text:list-item>
              <text:list-item>
                <text:p text:style-name="P9"><text:span text:style-name="T8">Queues, piles, ...</text:span></text:p>
                <text:list>
                  <text:list-item>
                    <text:p text:style-name="P9"><text:span text:style-name="T9">... avec les performances du C</text:span></text:p>
                  </text:list-item>
                  <text:list-item>
                    <text:p text:style-name="P9"><text:span text:style-name="T9">... sans les complications du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8" draw:text-style-name="P3" draw:layer="layout" svg:width="24.469cm" svg:height="3.507cm" svg:x="1.5cm" svg:y="1.943cm" presentation:class="title" presentation:user-transformed="true">
          <draw:text-box>
            <text:p text:style-name="P1">Les conteneurs généraux</text:p>
          </draw:text-box>
        </draw:frame>
        <draw:frame presentation:style-name="pr9" draw:text-style-name="P12" draw:layer="layout" svg:width="24.915cm" svg:height="13.231cm" svg:x="2.585cm" svg:y="5.838cm" presentation:class="outline" presentation:user-transformed="true">
          <draw:text-box>
            <text:list text:style-name="L4">
              <text:list-item>
                <text:p text:style-name="P11"><text:span text:style-name="T8">Séquentiels</text:span></text:p>
                <text:list>
                  <text:list-item>
                    <text:p><text:span text:style-name="T10">Le programmeur décide de l'ordre des éléments</text:span></text:p>
                  </text:list-item>
                  <text:list-item>
                    <text:p><text:span text:style-name="T11">vector, list, deque, queue, stack</text:span></text:p>
                  </text:list-item>
                </text:list>
              </text:list-item>
              <text:list-item>
                <text:p text:style-name="P11"><text:span text:style-name="T8">Ordonnés (associatifs)</text:span></text:p>
                <text:list>
                  <text:list-item>
                    <text:p><text:span text:style-name="T10">La bibliothèque décide de l'ordre</text:span></text:p>
                  </text:list-item>
                  <text:list-item>
                    <text:p><text:span text:style-name="T10">On peut récupérer les données très rapidement</text:span></text:p>
                  </text:list-item>
                  <text:list-item>
                    <text:p><text:span text:style-name="T11">(multi)map, (multi)set, priority_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0" draw:text-style-name="P3" draw:layer="layout" svg:width="24.469cm" svg:height="3.507cm" svg:x="1.501cm" svg:y="1.943cm" presentation:class="title" presentation:user-transformed="true">
          <draw:text-box>
            <text:p text:style-name="P1">Conteneur de quoi ?</text:p>
          </draw:text-box>
        </draw:frame>
        <draw:frame presentation:style-name="pr11" draw:text-style-name="P17" draw:layer="layout" svg:width="23.384cm" svg:height="13.231cm" svg:x="2.586cm" svg:y="5.838cm" presentation:class="outline" presentation:user-transformed="true">
          <draw:text-box>
            <text:p text:style-name="P13"><text:span text:style-name="T12">D'objets dont le type dispose de:</text:span></text:p>
            <text:list text:style-name="L5">
              <text:list-item>
                <text:list>
                  <text:list-item>
                    <text:p text:style-name="P14"><text:span text:style-name="T13">operator=</text:span><text:span text:style-name="T14"> </text:span></text:p>
                  </text:list-item>
                  <text:list-item>
                    <text:p text:style-name="P14"><text:span text:style-name="T13">operator==</text:span></text:p>
                  </text:list-item>
                </text:list>
              </text:list-item>
            </text:list>
            <text:p text:style-name="P15"><text:span text:style-name="T15"/></text:p>
            <text:p text:style-name="P16"><text:span text:style-name="T12">Pour un conteneur ordonné, la clé doit avoir:</text:span></text:p>
            <text:list text:continue-numbering="true" text:style-name="L5">
              <text:list-item>
                <text:list>
                  <text:list-item>
                    <text:p text:style-name="P14"><text:span text:style-name="T13">operator&lt;</text:span></text:p>
                  </text:list-item>
                </text:list>
              </text:list-item>
            </text:list>
            <text:p text:style-name="P16"><text:span text:style-name="T1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3" draw:text-style-name="P3" draw:layer="layout" svg:width="24.469cm" svg:height="3.507cm" svg:x="1.5cm" svg:y="1.943cm" presentation:class="title" presentation:user-transformed="true">
          <draw:text-box>
            <text:p text:style-name="P3">Les conteneurs spécialisés</text:p>
          </draw:text-box>
        </draw:frame>
        <draw:frame presentation:style-name="pr7" draw:text-style-name="P18" draw:layer="layout" svg:width="24.368cm" svg:height="13.715cm" svg:x="2.058cm" svg:y="5.453cm" presentation:class="outline" presentation:user-transformed="true">
          <draw:text-box>
            <text:list text:style-name="L4">
              <text:list-item>
                <text:p text:style-name="P9"><text:span text:style-name="T17">(w)string</text:span></text:p>
                <text:list>
                  <text:list-item>
                    <text:p><text:span text:style-name="T18">Chaînes de caractères ascii ou unicode </text:span></text:p>
                  </text:list-item>
                  <text:list-item>
                    <text:p><text:span text:style-name="T18">on oublie strcmp etc.</text:span></text:p>
                  </text:list-item>
                  <text:list-item>
                    <text:p><text:span text:style-name="T19">on n'oublie pas</text:span><text:span text:style-name="T18"> </text:span><text:span text:style-name="T20">char*</text:span></text:p>
                  </text:list-item>
                </text:list>
              </text:list-item>
              <text:list-item>
                <text:p text:style-name="P9"><text:span text:style-name="T17">Bitset</text:span></text:p>
                <text:list>
                  <text:list-item>
                    <text:p><text:span text:style-name="T18">Tableau de boolé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6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4" draw:text-style-name="P3" draw:layer="layout" svg:width="24.469cm" svg:height="3.507cm" svg:x="1.5cm" svg:y="1.943cm" presentation:class="title" presentation:user-transformed="true">
          <draw:text-box>
            <text:p text:style-name="P1">string</text:p>
          </draw:text-box>
        </draw:frame>
        <draw:frame presentation:style-name="pr15" draw:text-style-name="P20" draw:layer="layout" svg:width="23.384cm" svg:height="15.487cm" svg:x="2.585cm" svg:y="5.449cm" presentation:class="outline" presentation:user-transformed="true">
          <draw:text-box>
            <text:p text:style-name="P19"><text:span text:style-name="T21">string hello </text:span><text:span text:style-name="T22">=</text:span><text:span text:style-name="T21"> </text:span><text:span text:style-name="T23">"</text:span><text:span text:style-name="T21">bonjour </text:span><text:span text:style-name="T23">"</text:span><text:span text:style-name="T21">;</text:span></text:p>
            <text:p text:style-name="P19"><text:span text:style-name="T21">string amis <text:s/></text:span><text:span text:style-name="T22">=</text:span><text:span text:style-name="T21"> </text:span><text:span text:style-name="T23">"les amis"</text:span><text:span text:style-name="T21">;</text:span></text:p>
            <text:p text:style-name="P19"><text:span text:style-name="T21">string bye <text:s text:c="2"/></text:span><text:span text:style-name="T22">=</text:span><text:span text:style-name="T21"> </text:span><text:span text:style-name="T23">"</text:span><text:span text:style-name="T21">bye bye</text:span><text:span text:style-name="T23">";</text:span></text:p>
            <text:p text:style-name="P19"><text:span text:style-name="T23">string P1 </text:span><text:span text:style-name="T24">=</text:span><text:span text:style-name="T23"> hello </text:span><text:span text:style-name="T24">+</text:span><text:span text:style-name="T23"> amis;</text:span></text:p>
            <text:p text:style-name="P19"><text:span text:style-name="T23">string P2 </text:span><text:span text:style-name="T24">=</text:span><text:span text:style-name="T23"> bye;</text:span></text:p>
            <text:p text:style-name="P19"><text:span text:style-name="T23">P2 </text:span><text:span text:style-name="T24">+=</text:span><text:span text:style-name="T23"> amis;</text:span></text:p>
            <text:p text:style-name="P19"><text:span text:style-name="T21">cout </text:span><text:span text:style-name="T22">&lt;&lt;</text:span><text:span text:style-name="T21"> P1 </text:span><text:span text:style-name="T22">&lt;&lt;</text:span><text:span text:style-name="T21"> '\n';</text:span></text:p>
            <text:p text:style-name="P19"><text:span text:style-name="T21">cout </text:span><text:span text:style-name="T22">&lt;&lt;</text:span><text:span text:style-name="T21"> P2 </text:span><text:span text:style-name="T22">&lt;&lt;</text:span><text:span text:style-name="T21"> '\n';</text:span></text:p>
            <text:p text:style-name="P19"/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6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6" draw:text-style-name="P3" draw:layer="layout" svg:width="24.469cm" svg:height="3.507cm" svg:x="1.5cm" svg:y="1.943cm" presentation:class="title" presentation:user-transformed="true">
          <draw:text-box>
            <text:p text:style-name="P1">string </text:p>
          </draw:text-box>
        </draw:frame>
        <draw:frame presentation:style-name="pr17" draw:text-style-name="P22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14"><text:span text:style-name="T20">Ostringstream : </text:span><text:span text:style-name="T25">Imprimer dans une string</text:span></text:p>
              </text:list-item>
            </text:list>
            <text:p text:style-name="P21"><text:span text:style-name="T26"/></text:p>
            <text:p text:style-name="P21"><text:span text:style-name="T26">#include &lt;sstream&gt;</text:span></text:p>
            <text:p text:style-name="P21"><text:span text:style-name="T26">ostringstream ostr;</text:span></text:p>
            <text:p text:style-name="P21"><text:span text:style-name="T26">int x = 6;</text:span></text:p>
            <text:p text:style-name="P21"><text:span text:style-name="T26">ostr &lt;&lt; "hello " &lt;&lt; x;</text:span></text:p>
            <text:p text:style-name="P21"><text:span text:style-name="T26">String msg = ostr.str() ;</text:span></text:p>
            <text:p text:style-name="P21"><text:span text:style-name="T27"/></text:p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3" draw:text-style-name="P6" draw:layer="layout" svg:width="14.517cm" svg:height="11.41cm" svg:x="3.249cm" svg:y="14.13cm" presentation:class="notes" presentation:placeholder="true">
            <draw:text-box draw:corner-radius="0.007cm"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string</text:p>
          </draw:text-box>
        </draw:frame>
        <draw:frame presentation:style-name="pr19" draw:text-style-name="P25" draw:layer="layout" svg:width="24.368cm" svg:height="13.715cm" svg:x="2.058cm" svg:y="5.453cm" presentation:class="outline" presentation:user-transformed="true">
          <draw:text-box>
            <text:p text:style-name="P24"><text:span text:style-name="T21">cout &lt;&lt; hello[3] &lt;&lt; '\n';</text:span></text:p>
            <text:p text:style-name="P24"><text:span text:style-name="T21">int l = hello.length();</text:span></text:p>
            <text:p text:style-name="P24"><text:span text:style-name="T2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9">string: la famille find</text:p>
          </draw:text-box>
        </draw:frame>
        <draw:frame presentation:style-name="pr19" draw:text-style-name="P26" draw:layer="layout" svg:width="26.5cm" svg:height="13.715cm" svg:x="1cm" svg:y="5.453cm" presentation:class="outline" presentation:user-transformed="true">
          <draw:text-box>
            <text:p text:style-name="P24"><text:span text:style-name="T28">string::size_type</text:span><text:span text:style-name="T29"> p1 = hello.</text:span><text:span text:style-name="T28">find</text:span><text:span text:style-name="T29">('o');</text:span></text:p>
            <text:p text:style-name="P24"><text:span text:style-name="T28">string::size_type</text:span><text:span text:style-name="T29"> p2 = hello.</text:span><text:span text:style-name="T28">find</text:span><text:span text:style-name="T29">('o',p1+1);</text:span></text:p>
            <text:p text:style-name="P24"><text:span text:style-name="T29">if (hello.</text:span><text:span text:style-name="T28">find</text:span><text:span text:style-name="T29">('z') == </text:span><text:span text:style-name="T28">string::npos</text:span><text:span text:style-name="T29">)</text:span></text:p>
            <text:p text:style-name="P24"><text:span text:style-name="T29"><text:s text:c="3"/></text:span><text:span text:style-name="T29">cout &lt;&lt; </text:span><text:span text:style-name="T30">"</text:span><text:span text:style-name="T29">Pas de z\n</text:span><text:span text:style-name="T30">"</text:span><text:span text:style-name="T29">;</text:span></text:p>
            <text:p text:style-name="P24"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string: substr, erase, insert</text:p>
          </draw:text-box>
        </draw:frame>
        <draw:frame presentation:style-name="pr19" draw:text-style-name="P24" draw:layer="layout" svg:width="24.368cm" svg:height="13.715cm" svg:x="2.058cm" svg:y="5.453cm" presentation:class="outline" presentation:user-transformed="true">
          <draw:text-box>
            <text:p text:style-name="P24"><text:span text:style-name="T32">string h1 = hello.</text:span><text:span text:style-name="T33">substr</text:span><text:span text:style-name="T32">(3,4);</text:span><text:span text:style-name="T34">// jour</text:span></text:p>
            <text:p text:style-name="P27"><text:span text:style-name="T32">/* </text:span><text:span text:style-name="T35">(hello n'est pas modifié)</text:span><text:span text:style-name="T32"> */</text:span></text:p>
            <text:p text:style-name="P24"><text:span text:style-name="T32"/></text:p>
            <text:p text:style-name="P24"><text:span text:style-name="T32">hello.</text:span><text:span text:style-name="T33">erase</text:span><text:span text:style-name="T32">(3,3); <text:s text:c="12"/></text:span><text:span text:style-name="T34">// bonr</text:span></text:p>
            <text:p text:style-name="P27"><text:span text:style-name="T32">/* </text:span><text:span text:style-name="T35">(hello est modifié)</text:span><text:span text:style-name="T32"> */</text:span></text:p>
            <text:p text:style-name="P24"><text:span text:style-name="T32"/></text:p>
            <text:p text:style-name="P24"><text:span text:style-name="T32">hello.</text:span><text:span text:style-name="T33">insert</text:span><text:span text:style-name="T32">(3,</text:span><text:span text:style-name="T36">"</text:span><text:span text:style-name="T32">heu</text:span><text:span text:style-name="T36">"</text:span><text:span text:style-name="T32">); <text:s text:c="7"/></text:span><text:span text:style-name="T34">// bonheur</text:span></text:p>
            <text:p text:style-name="P27"><text:span text:style-name="T32">/* </text:span><text:span text:style-name="T35">(hello est modifié)</text:span><text:span text:style-name="T32"> */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string et char *</text:p>
          </draw:text-box>
        </draw:frame>
        <draw:frame presentation:style-name="pr19" draw:text-style-name="P28" draw:layer="layout" svg:width="24.368cm" svg:height="13.715cm" svg:x="2.058cm" svg:y="5.453cm" presentation:class="outline" presentation:user-transformed="true">
          <draw:text-box>
            <text:p text:style-name="P24"><text:span text:style-name="T21">string hello = </text:span><text:span text:style-name="T37">"</text:span><text:span text:style-name="T21">bonjour</text:span><text:span text:style-name="T37">";</text:span></text:p>
            <text:p text:style-name="P24"><text:span text:style-name="T37">string p <text:s text:c="4"/>=</text:span><text:span text:style-name="T38">(string)</text:span><text:span text:style-name="T37">"bonjour " </text:span><text:span text:style-name="T38">+</text:span><text:span text:style-name="T37"><text:line-break/></text:span><text:span text:style-name="T37"> <text:s text:c="12"/></text:span><text:span text:style-name="T38">(string)</text:span><text:span text:style-name="T37">" les amis";</text:span></text:p>
            <text:p text:style-name="P24"><text:span text:style-name="T37"/></text:p>
            <text:p text:style-name="P24"><text:span text:style-name="T38">const char*</text:span><text:span text:style-name="T37"> phrase = p.</text:span><text:span text:style-name="T38">c_str()</text:span><text:span text:style-name="T37">;</text:span></text:p>
            <text:p text:style-name="P24"><text:span text:style-name="T37">printf(</text:span><text:span text:style-name="T23">"</text:span><text:span text:style-name="T37">%s\n</text:span><text:span text:style-name="T23">"</text:span><text:span text:style-name="T39">,p.</text:span><text:span text:style-name="T40">c_str()</text:span><text:span text:style-name="T39">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9">Vecteurs et listes</text:p>
          </draw:text-box>
        </draw:frame>
        <draw:frame presentation:style-name="pr19" draw:text-style-name="P25" draw:layer="layout" svg:width="24.368cm" svg:height="13.733cm" svg:x="2.058cm" svg:y="5.453cm" presentation:class="outline" presentation:user-transformed="true">
          <draw:text-box>
            <text:p text:style-name="P24"><text:span text:style-name="T21">vector&lt;int&gt; V1;</text:span></text:p>
            <text:p text:style-name="P24"><text:span text:style-name="T21">list&lt;int&gt; L1;</text:span></text:p>
            <text:p text:style-name="P24"><text:span text:style-name="T21"/></text:p>
            <text:p text:style-name="P24"><text:span text:style-name="T21">for (int i=0; i&lt;10; i+) {</text:span></text:p>
            <text:p text:style-name="P24"><text:span text:style-name="T21"><text:s text:c="4"/></text:span><text:span text:style-name="T21">V1.</text:span><text:span text:style-name="T22">push_back</text:span><text:span text:style-name="T21">(i);</text:span></text:p>
            <text:p text:style-name="P24"><text:span text:style-name="T21"><text:s text:c="4"/></text:span><text:span text:style-name="T21">L1.</text:span><text:span text:style-name="T22">push_back</text:span><text:span text:style-name="T21">(i);</text:span></text:p>
            <text:p text:style-name="P24"><text:span text:style-name="T21">}</text:span></text:p>
            <text:p text:style-name="P24"><text:span text:style-name="T2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20" draw:text-style-name="P23" draw:layer="layout" svg:width="23.911cm" svg:height="3.507cm" svg:x="2.058cm" svg:y="0.784cm" presentation:class="title">
          <draw:text-box>
            <text:p text:style-name="P23">5 types d'itérateurs</text:p>
          </draw:text-box>
        </draw:frame>
        <draw:frame draw:style-name="gr3" draw:text-style-name="P30" xml:id="id5" draw:id="id5" draw:layer="layout" svg:width="7.5cm" svg:height="2.833cm" svg:x="3.5cm" svg:y="4.041cm">
          <draw:text-box>
            <text:p text:style-name="P23"><text:span text:style-name="T41">Input</text:span></text:p>
            <text:p text:style-name="P29"><text:span text:style-name="T42">*</text:span><text:span text:style-name="T43"> Je lis </text:span><text:span text:style-name="T44">(une fois)</text:span></text:p>
            <text:p text:style-name="P29"><text:span text:style-name="T42">++</text:span><text:span text:style-name="T43"> j'avance</text:span></text:p>
          </draw:text-box>
        </draw:frame>
        <draw:frame draw:style-name="gr3" draw:text-style-name="P30" xml:id="id3" draw:id="id3" draw:layer="layout" svg:width="13.5cm" svg:height="1.889cm" svg:x="8cm" svg:y="7.527cm">
          <draw:text-box>
            <text:p text:style-name="P23"><text:span text:style-name="T41">Forward</text:span></text:p>
            <text:p text:style-name="P29"><text:span text:style-name="T42"><text:s text:c="2"/></text:span><text:span text:style-name="T42">*</text:span><text:span text:style-name="T43"> Je lis, j'écris </text:span><text:span text:style-name="T44">(plusieurs fois)</text:span></text:p>
          </draw:text-box>
        </draw:frame>
        <draw:frame draw:style-name="gr3" draw:text-style-name="P30" xml:id="id4" draw:id="id4" draw:layer="layout" svg:width="7.5cm" svg:height="2.833cm" svg:x="17.5cm" svg:y="4.041cm">
          <draw:text-box>
            <text:p text:style-name="P23"><text:span text:style-name="T41">Output</text:span></text:p>
            <text:p text:style-name="P29"><text:span text:style-name="T42">*</text:span><text:span text:style-name="T43"> J'écris </text:span><text:span text:style-name="T44">(une fois)</text:span></text:p>
            <text:p text:style-name="P29"><text:span text:style-name="T42">++</text:span><text:span text:style-name="T43"> j'avance</text:span></text:p>
          </draw:text-box>
        </draw:frame>
        <draw:frame draw:style-name="gr3" draw:text-style-name="P30" xml:id="id2" draw:id="id2" draw:layer="layout" svg:width="8.5cm" svg:height="1.889cm" svg:x="10cm" svg:y="10.541cm">
          <draw:text-box>
            <text:p text:style-name="P23"><text:span text:style-name="T41"><text:s text:c="2"/></text:span><text:span text:style-name="T41">Bidirectionnels</text:span></text:p>
            <text:p text:style-name="P29"><text:span text:style-name="T42"><text:s text:c="2"/></text:span><text:span text:style-name="T42">-- </text:span><text:span text:style-name="T43">Je recule</text:span></text:p>
          </draw:text-box>
        </draw:frame>
        <draw:frame draw:style-name="gr3" draw:text-style-name="P30" xml:id="id1" draw:id="id1" draw:layer="layout" svg:width="10cm" svg:height="1.889cm" svg:x="8.5cm" svg:y="13.541cm">
          <draw:text-box>
            <text:p text:style-name="P23"><text:span text:style-name="T41">Random</text:span></text:p>
            <text:p text:style-name="P23"><text:span text:style-name="T42">+ -</text:span><text:span text:style-name="T43"> Calcul d'adresses</text:span></text:p>
          </draw:text-box>
        </draw:frame>
        <draw:frame presentation:style-name="pr20" draw:text-style-name="P31" draw:layer="layout" svg:width="23.911cm" svg:height="3.507cm" svg:x="1.961cm" svg:y="16.537cm" presentation:class="title" presentation:user-transformed="true">
          <draw:text-box>
            <text:p text:style-name="P23"><text:span text:style-name="T45">Qui peut le plus peut le moins</text:span></text:p>
          </draw:text-box>
        </draw:frame>
        <draw:connector draw:style-name="gr4" draw:layer="layout" draw:type="curve" draw:line-skew="3.063cm" svg:x1="18.5cm" svg:y1="14.485cm" svg:x2="18.5cm" svg:y2="11.485cm" draw:start-shape="id1" draw:start-glue-point="1" draw:end-shape="id2" svg:d="m18500 14485c5344 0 5344-3000 0-3000" svg:viewBox="0 0 4009 3001">
          <text:p/>
        </draw:connector>
        <draw:connector draw:style-name="gr5" draw:layer="layout" draw:type="curve" draw:line-skew="-1.75cm" svg:x1="8cm" svg:y1="8.471cm" svg:x2="10cm" svg:y2="11.485cm" draw:start-shape="id3" draw:end-shape="id2" draw:end-glue-point="3" svg:d="m8000 8471c-3375 0-4375 3014 2000 3014" svg:viewBox="0 0 4667 3015">
          <text:p/>
        </draw:connector>
        <draw:connector draw:style-name="gr6" draw:layer="layout" draw:type="curve" svg:x1="14.75cm" svg:y1="7.527cm" svg:x2="17.5cm" svg:y2="5.457cm" draw:start-shape="id3" draw:start-glue-point="0" draw:end-shape="id4" draw:end-glue-point="3" svg:d="m14750 7527c0-1380 916-2070 2750-2070" svg:viewBox="0 0 2751 2071">
          <text:p/>
        </draw:connector>
        <draw:connector draw:style-name="gr6" draw:layer="layout" draw:type="curve" svg:x1="14.75cm" svg:y1="7.527cm" svg:x2="11cm" svg:y2="5.457cm" draw:start-shape="id3" draw:start-glue-point="0" draw:end-shape="id5" draw:end-glue-point="1" svg:d="m14750 7527c0-1380-1250-2070-3750-2070" svg:viewBox="0 0 3751 2071">
          <text:p/>
        </draw:connecto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4 variantes d'itérateurs</text:p>
          </draw:text-box>
        </draw:frame>
        <draw:frame presentation:style-name="pr19" draw:text-style-name="P25" draw:layer="layout" svg:width="24.368cm" svg:height="13.715cm" svg:x="2.058cm" svg:y="5.453cm" presentation:class="outline" presentation:user-transformed="true">
          <draw:text-box>
            <text:p text:style-name="P24"><text:span text:style-name="T46">vector&lt;float&gt; V;</text:span></text:p>
            <text:p text:style-name="P24"><text:span text:style-name="T46"/></text:p>
            <text:p text:style-name="P24"><text:span text:style-name="T46">vector&lt;float&gt;::iterator i;</text:span></text:p>
            <text:p text:style-name="P24"><text:span text:style-name="T46">vector&lt;float&gt;::const_iterator ci;</text:span></text:p>
            <text:p text:style-name="P24"><text:span text:style-name="T46">vector&lt;float&gt;::reverse_iterator ri;</text:span></text:p>
            <text:p text:style-name="P24"><text:span text:style-name="T46">vector&lt;float&gt;::const_reverse_iterator cri;</text:span></text:p>
            <text:p text:style-name="P24"><text:span text:style-name="T21"/></text:p>
            <text:p text:style-name="P24"><text:span text:style-name="T21"/></text:p>
            <text:p text:style-name="P24"><text:span text:style-name="T2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Intervalles: semi-ouverts</text:p>
          </draw:text-box>
        </draw:frame>
        <draw:g>
          <draw:custom-shape draw:style-name="gr7" draw:text-style-name="P32" draw:layer="layout" svg:width="12cm" svg:height="2cm" svg:x="8cm" svg:y="9cm">
            <text:p/>
            <draw:enhanced-geometry svg:viewBox="0 0 21600 21600" draw:type="rectangle" draw:enhanced-path="M 0 0 L 21600 0 21600 21600 0 21600 0 0 Z N"/>
          </draw:custom-shape>
          <draw:line draw:style-name="gr8" draw:text-style-name="P33" draw:layer="layout" svg:x1="10cm" svg:y1="9cm" svg:x2="10cm" svg:y2="11cm">
            <text:p/>
          </draw:line>
          <draw:line draw:style-name="gr8" draw:text-style-name="P33" draw:layer="layout" svg:x1="12cm" svg:y1="9cm" svg:x2="12cm" svg:y2="11cm">
            <text:p/>
          </draw:line>
          <draw:line draw:style-name="gr8" draw:text-style-name="P33" draw:layer="layout" svg:x1="14cm" svg:y1="9cm" svg:x2="14cm" svg:y2="11cm">
            <text:p/>
          </draw:line>
          <draw:line draw:style-name="gr8" draw:text-style-name="P33" draw:layer="layout" svg:x1="16cm" svg:y1="9cm" svg:x2="16cm" svg:y2="11cm">
            <text:p/>
          </draw:line>
          <draw:line draw:style-name="gr8" draw:text-style-name="P33" draw:layer="layout" svg:x1="18cm" svg:y1="9cm" svg:x2="18cm" svg:y2="11cm">
            <text:p/>
          </draw:line>
        </draw:g>
        <draw:frame draw:style-name="gr9" draw:text-style-name="P34" draw:layer="layout" svg:width="2.542cm" svg:height="0.962cm" svg:x="7.958cm" svg:y="5.5cm">
          <draw:text-box>
            <text:p text:style-name="P9"><text:span text:style-name="T47">begin</text:span></text:p>
          </draw:text-box>
        </draw:frame>
        <draw:line draw:style-name="gr10" draw:text-style-name="P33" draw:layer="layout" svg:x1="9cm" svg:y1="6.5cm" svg:x2="9cm" svg:y2="9cm">
          <text:p/>
        </draw:line>
        <draw:line draw:style-name="gr11" draw:text-style-name="P33" draw:layer="layout" svg:x1="21.076cm" svg:y1="6.613cm" svg:x2="21.076cm" svg:y2="9.113cm">
          <text:p/>
        </draw:line>
        <draw:frame draw:style-name="gr9" draw:text-style-name="P34" draw:layer="layout" svg:width="1.526cm" svg:height="0.962cm" svg:x="20.474cm" svg:y="5.5cm">
          <draw:text-box>
            <text:p text:style-name="P9"><text:span text:style-name="T47">end</text:span></text:p>
          </draw:text-box>
        </draw:frame>
        <draw:line draw:style-name="gr12" draw:layer="layout" svg:x1="11cm" svg:y1="6cm" svg:x2="19.5cm" svg:y2="6cm">
          <text:p/>
        </draw:line>
        <draw:frame draw:style-name="gr9" draw:text-style-name="P34" draw:layer="layout" svg:width="3.05cm" svg:height="0.962cm" svg:x="17.95cm" svg:y="14cm">
          <draw:text-box>
            <text:p text:style-name="P9"><text:span text:style-name="T47">rbegin</text:span></text:p>
          </draw:text-box>
        </draw:frame>
        <draw:frame draw:style-name="gr9" draw:text-style-name="P34" draw:layer="layout" svg:width="2.034cm" svg:height="0.962cm" svg:x="5.958cm" svg:y="14.038cm">
          <draw:text-box>
            <text:p text:style-name="P9"><text:span text:style-name="T47">rend</text:span></text:p>
          </draw:text-box>
        </draw:frame>
        <draw:line draw:style-name="gr10" draw:text-style-name="P33" draw:layer="layout" svg:x1="19cm" svg:y1="11cm" svg:x2="19cm" svg:y2="13.5cm">
          <text:p/>
        </draw:line>
        <draw:line draw:style-name="gr11" draw:text-style-name="P33" draw:layer="layout" svg:x1="7cm" svg:y1="11cm" svg:x2="7cm" svg:y2="13.5cm">
          <text:p/>
        </draw:line>
        <draw:line draw:style-name="gr13" draw:layer="layout" svg:x1="9cm" svg:y1="14.5cm" svg:x2="17.5cm" svg:y2="14.5cm">
          <text:p/>
        </draw:line>
        <draw:frame draw:style-name="gr14" draw:text-style-name="P35" draw:layer="layout" svg:width="12.643cm" svg:height="1.267cm" svg:x="5.507cm" svg:y="17.432cm">
          <draw:text-box>
            <text:p text:style-name="P9"><text:span text:style-name="T48">[ Itérateur1, <text:s/>Itérateur2 [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Balayer un conteneur (c++11)</text:p>
          </draw:text-box>
        </draw:frame>
        <draw:frame presentation:style-name="pr19" draw:text-style-name="P36" draw:layer="layout" svg:width="24.368cm" svg:height="14.911cm" svg:x="2.058cm" svg:y="4.253cm" presentation:class="outline" presentation:user-transformed="true">
          <draw:text-box>
            <text:p text:style-name="P24"><text:span text:style-name="T29">conteneur&lt;float&gt; C;</text:span></text:p>
            <text:p text:style-name="P24"><text:span text:style-name="T29">for (</text:span><text:span text:style-name="T49">auto</text:span><text:span text:style-name="T29"> </text:span><text:span text:style-name="T28">i=C.begin(); i!=C.end(); ++i</text:span><text:span text:style-name="T29">){</text:span></text:p>
            <text:p text:style-name="P24"><text:span text:style-name="T29"><text:s text:c="3"/></text:span><text:span text:style-name="T29">... </text:span><text:span text:style-name="T28">*i</text:span><text:span text:style-name="T29"> <text:s/>...</text:span></text:p>
            <text:p text:style-name="P24"><text:span text:style-name="T29">}</text:span></text:p>
            <text:p text:style-name="P24"><text:span text:style-name="T29">for (</text:span><text:span text:style-name="T49">auto x : v</text:span><text:span text:style-name="T29">) {</text:span></text:p>
            <text:p text:style-name="P24"><text:span text:style-name="T29"><text:s text:c="3"/></text:span><text:span text:style-name="T29">... </text:span><text:span text:style-name="T49">x</text:span><text:span text:style-name="T29"> ...</text:span></text:p>
            <text:p text:style-name="P24"><text:span text:style-name="T29">}</text:span></text:p>
            <text:p text:style-name="P24"><text:span text:style-name="T29">for (</text:span><text:span text:style-name="T49">auto</text:span><text:span text:style-name="T29"> </text:span><text:span text:style-name="T28">i=C.rbegin(); i!=C.rend(); ++i</text:span><text:span text:style-name="T29">){</text:span></text:p>
            <text:p text:style-name="P24"><text:span text:style-name="T29"><text:s text:c="3"/></text:span><text:span text:style-name="T29">... </text:span><text:span text:style-name="T28">*i</text:span><text:span text:style-name="T29"> <text:s/>...</text:span></text:p>
            <text:p text:style-name="P24"><text:span text:style-name="T29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8" draw:text-style-name="P23" draw:layer="layout" svg:width="23.911cm" svg:height="3.507cm" svg:x="2.058cm" svg:y="0.784cm" presentation:class="title">
          <draw:text-box>
            <text:p text:style-name="P23">Vector</text:p>
          </draw:text-box>
        </draw:frame>
        <draw:custom-shape draw:style-name="gr7" draw:text-style-name="P32" draw:layer="layout" svg:width="12cm" svg:height="2cm" svg:x="3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5cm" svg:y1="6cm" svg:x2="5cm" svg:y2="8cm">
          <text:p/>
        </draw:line>
        <draw:line draw:style-name="gr8" draw:text-style-name="P33" draw:layer="layout" svg:x1="7cm" svg:y1="6cm" svg:x2="7cm" svg:y2="8cm">
          <text:p/>
        </draw:line>
        <draw:line draw:style-name="gr8" draw:text-style-name="P33" draw:layer="layout" svg:x1="9cm" svg:y1="6cm" svg:x2="9cm" svg:y2="8cm">
          <text:p/>
        </draw:line>
        <draw:line draw:style-name="gr8" draw:text-style-name="P33" draw:layer="layout" svg:x1="11cm" svg:y1="6cm" svg:x2="11cm" svg:y2="8cm">
          <text:p/>
        </draw:line>
        <draw:line draw:style-name="gr8" draw:text-style-name="P33" draw:layer="layout" svg:x1="13cm" svg:y1="6cm" svg:x2="13cm" svg:y2="8cm">
          <text:p/>
        </draw:line>
        <draw:frame draw:style-name="gr15" draw:text-style-name="P37" draw:layer="layout" svg:width="1.018cm" svg:height="2cm" svg:x="7.5cm" svg:y="10cm">
          <draw:text-box>
            <text:p text:style-name="P9"><text:span text:style-name="T50">[]</text:span></text:p>
            <text:p text:style-name="P9"><text:span text:style-name="T50">at</text:span></text:p>
          </draw:text-box>
        </draw:frame>
        <draw:frame draw:style-name="gr14" draw:text-style-name="P37" draw:layer="layout" svg:width="2.542cm" svg:height="0.962cm" svg:x="2.5cm" svg:y="10cm">
          <draw:text-box>
            <text:p text:style-name="P9"><text:span text:style-name="T50">front</text:span></text:p>
          </draw:text-box>
        </draw:frame>
        <draw:frame draw:style-name="gr14" draw:text-style-name="P37" draw:layer="layout" svg:width="4.574cm" svg:height="1.923cm" svg:x="9.918cm" svg:y="11cm">
          <draw:text-box>
            <text:p text:style-name="P9"><text:span text:style-name="T50">push_back</text:span></text:p>
            <text:p text:style-name="P9"><text:span text:style-name="T50">pop_back </text:span></text:p>
          </draw:text-box>
        </draw:frame>
        <draw:frame draw:style-name="gr14" draw:text-style-name="P37" draw:layer="layout" svg:width="2.034cm" svg:height="0.962cm" svg:x="13cm" svg:y="10.038cm">
          <draw:text-box>
            <text:p text:style-name="P9"><text:span text:style-name="T50">back</text:span></text:p>
          </draw:text-box>
        </draw:frame>
        <draw:line draw:style-name="gr16" draw:text-style-name="P33" draw:layer="layout" svg:x1="14cm" svg:y1="8cm" svg:x2="14cm" svg:y2="10cm">
          <text:p/>
        </draw:line>
        <draw:line draw:style-name="gr17" draw:text-style-name="P33" draw:layer="layout" svg:x1="8cm" svg:y1="10cm" svg:x2="8cm" svg:y2="8cm">
          <text:p/>
        </draw:line>
        <draw:line draw:style-name="gr16" draw:text-style-name="P33" draw:layer="layout" svg:x1="4cm" svg:y1="8cm" svg:x2="4cm" svg:y2="10cm">
          <text:p/>
        </draw:line>
        <draw:frame draw:style-name="gr3" draw:text-style-name="P38" draw:layer="layout" svg:width="14.422cm" svg:height="2.833cm" svg:x="12cm" svg:y="14.279cm">
          <draw:text-box>
            <text:p text:style-name="P23"><text:span text:style-name="T51">Itérateur random</text:span></text:p>
            <text:p text:style-name="P23"><text:span text:style-name="T52"/></text:p>
            <text:p text:style-name="P9"><text:span text:style-name="T53"></text:span><text:span text:style-name="T54"> </text:span><text:span text:style-name="T54">Pas conservé si la taille augmente !</text:span></text:p>
          </draw:text-box>
        </draw:frame>
        <draw:connector draw:style-name="gr18" draw:text-style-name="P33" draw:layer="layout" draw:type="curve" draw:line-skew="1.263cm" svg:x1="15.056cm" svg:y1="11.548cm" svg:x2="15.002cm" svg:y2="6.779cm" svg:d="m15056 11548c2565 0 2592-4769-54-4769" svg:viewBox="0 0 1982 4770">
          <text:p/>
        </draw:connector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8cm" svg:y="0.785cm" presentation:class="title" presentation:user-transformed="true">
          <draw:text-box>
            <text:p text:style-name="P23">list</text:p>
          </draw:text-box>
        </draw:frame>
        <draw:custom-shape draw:style-name="gr7" draw:text-style-name="P32" draw:layer="layout" svg:width="2cm" svg:height="2cm" svg:x="13cm" svg:y="6.001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13cm" svg:y1="6.001cm" svg:x2="13cm" svg:y2="8.001cm">
          <text:p/>
        </draw:line>
        <draw:frame draw:style-name="gr14" draw:text-style-name="P39" draw:layer="layout" svg:width="2.542cm" svg:height="0.962cm" svg:x="2.5cm" svg:y="10.001cm">
          <draw:text-box>
            <text:p text:style-name="P9"><text:span text:style-name="T55">front</text:span></text:p>
          </draw:text-box>
        </draw:frame>
        <draw:frame draw:style-name="gr14" draw:text-style-name="P39" draw:layer="layout" svg:width="4.574cm" svg:height="1.923cm" svg:x="9.918cm" svg:y="11.001cm">
          <draw:text-box>
            <text:p text:style-name="P9"><text:span text:style-name="T55">push_back</text:span></text:p>
            <text:p text:style-name="P9"><text:span text:style-name="T55">pop_back </text:span></text:p>
          </draw:text-box>
        </draw:frame>
        <draw:frame draw:style-name="gr14" draw:text-style-name="P39" draw:layer="layout" svg:width="2.034cm" svg:height="0.962cm" svg:x="13cm" svg:y="10.039cm">
          <draw:text-box>
            <text:p text:style-name="P9"><text:span text:style-name="T55">back</text:span></text:p>
          </draw:text-box>
        </draw:frame>
        <draw:line draw:style-name="gr16" draw:text-style-name="P33" draw:layer="layout" svg:x1="14cm" svg:y1="8.001cm" svg:x2="14cm" svg:y2="10.001cm">
          <text:p/>
        </draw:line>
        <draw:line draw:style-name="gr16" draw:text-style-name="P33" draw:layer="layout" svg:x1="4cm" svg:y1="8.001cm" svg:x2="4cm" svg:y2="10.001cm">
          <text:p/>
        </draw:line>
        <draw:custom-shape draw:style-name="gr7" draw:text-style-name="P32" draw:layer="layout" svg:width="2cm" svg:height="2cm" svg:x="10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1.923cm" svg:x="7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2cm" svg:x="3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39" draw:layer="layout" svg:width="5.082cm" svg:height="1.923cm" svg:x="1.843cm" svg:y="11.038cm">
          <draw:text-box>
            <text:p text:style-name="P9"><text:span text:style-name="T55">push_front</text:span></text:p>
            <text:p text:style-name="P9"><text:span text:style-name="T55">pop_front </text:span></text:p>
          </draw:text-box>
        </draw:frame>
        <draw:connector draw:style-name="gr18" draw:text-style-name="P33" draw:layer="layout" draw:type="curve" draw:line-skew="1.263cm" svg:x1="15.055cm" svg:y1="11.659cm" svg:x2="15.001cm" svg:y2="6.89cm" svg:d="m15055 11659c2565 0 2592-4769-54-4769" svg:viewBox="0 0 1982 4770">
          <text:p/>
        </draw:connector>
        <draw:connector draw:style-name="gr19" draw:text-style-name="P33" draw:layer="layout" draw:type="curve" draw:line-skew="-0.138cm" svg:x1="1.652cm" svg:y1="11.89cm" svg:x2="2.809cm" svg:y2="6.891cm" svg:d="m1652 11890c-996 0-1574-4999 1157-4999" svg:viewBox="0 0 1986 5000">
          <text:p/>
        </draw:connector>
        <draw:frame draw:style-name="gr3" draw:text-style-name="P38" draw:layer="layout" svg:width="14.422cm" svg:height="2.833cm" svg:x="11.984cm" svg:y="14.28cm">
          <draw:text-box>
            <text:p text:style-name="P23"><text:span text:style-name="T51">Itérateur Bidir</text:span></text:p>
            <text:p text:style-name="P23"><text:span text:style-name="T52"/></text:p>
            <text:p text:style-name="P9"><text:span text:style-name="T56"></text:span><text:span text:style-name="T54"> </text:span><text:span text:style-name="T54">Toujours conservé !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8cm" svg:y="0.785cm" presentation:class="title" presentation:user-transformed="true">
          <draw:text-box>
            <text:p text:style-name="P23">deque</text:p>
          </draw:text-box>
        </draw:frame>
        <draw:custom-shape draw:style-name="gr7" draw:text-style-name="P32" xml:id="id8" draw:id="id8" draw:layer="layout" svg:width="2cm" svg:height="2cm" svg:x="13cm" svg:y="6.001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13cm" svg:y1="6.001cm" svg:x2="13cm" svg:y2="8.001cm">
          <text:p/>
        </draw:line>
        <draw:frame draw:style-name="gr15" draw:text-style-name="P37" draw:layer="layout" svg:width="1.018cm" svg:height="2cm" svg:x="7.5cm" svg:y="10.001cm">
          <draw:text-box>
            <text:p text:style-name="P9"><text:span text:style-name="T50">[]</text:span></text:p>
            <text:p text:style-name="P9"><text:span text:style-name="T50">at</text:span></text:p>
          </draw:text-box>
        </draw:frame>
        <draw:frame draw:style-name="gr14" draw:text-style-name="P37" draw:layer="layout" svg:width="2.542cm" svg:height="0.962cm" svg:x="2.5cm" svg:y="10.001cm">
          <draw:text-box>
            <text:p text:style-name="P9"><text:span text:style-name="T50">front</text:span></text:p>
          </draw:text-box>
        </draw:frame>
        <draw:frame draw:style-name="gr14" draw:text-style-name="P37" draw:layer="layout" svg:width="4.574cm" svg:height="1.923cm" svg:x="9.918cm" svg:y="11.001cm">
          <draw:text-box>
            <text:p text:style-name="P9"><text:span text:style-name="T50">push_back</text:span></text:p>
            <text:p text:style-name="P9"><text:span text:style-name="T50">pop_back </text:span></text:p>
          </draw:text-box>
        </draw:frame>
        <draw:frame draw:style-name="gr14" draw:text-style-name="P37" draw:layer="layout" svg:width="2.034cm" svg:height="0.962cm" svg:x="13cm" svg:y="10.039cm">
          <draw:text-box>
            <text:p text:style-name="P9"><text:span text:style-name="T50">back</text:span></text:p>
          </draw:text-box>
        </draw:frame>
        <draw:line draw:style-name="gr16" draw:text-style-name="P33" draw:layer="layout" svg:x1="14cm" svg:y1="8.001cm" svg:x2="14cm" svg:y2="10.001cm">
          <text:p/>
        </draw:line>
        <draw:line draw:style-name="gr17" draw:text-style-name="P33" draw:layer="layout" svg:x1="8cm" svg:y1="10.001cm" svg:x2="8cm" svg:y2="8.001cm">
          <text:p/>
        </draw:line>
        <draw:line draw:style-name="gr16" draw:text-style-name="P33" draw:layer="layout" svg:x1="4cm" svg:y1="8.001cm" svg:x2="4cm" svg:y2="10.001cm">
          <text:p/>
        </draw:line>
        <draw:custom-shape draw:style-name="gr7" draw:text-style-name="P32" draw:layer="layout" svg:width="2cm" svg:height="2cm" svg:x="10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1.923cm" svg:x="7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xml:id="id7" draw:id="id7" draw:layer="layout" svg:width="2cm" svg:height="2cm" svg:x="3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37" xml:id="id6" draw:id="id6" draw:layer="layout" svg:width="5.082cm" svg:height="1.923cm" svg:x="1.843cm" svg:y="11.038cm">
          <draw:text-box>
            <text:p text:style-name="P9"><text:span text:style-name="T50">push_front</text:span></text:p>
            <text:p text:style-name="P9"><text:span text:style-name="T50">pop_front </text:span></text:p>
          </draw:text-box>
        </draw:frame>
        <draw:connector draw:style-name="gr19" draw:text-style-name="P33" draw:layer="layout" draw:type="curve" draw:line-skew="-0.138cm" svg:x1="1.843cm" svg:y1="11.999cm" svg:x2="3cm" svg:y2="7cm" draw:start-shape="id6" draw:start-glue-point="3" draw:end-shape="id7" draw:end-glue-point="3" svg:d="m1843 11999c-996 0-1574-4999 1157-4999" svg:viewBox="0 0 1986 5000">
          <text:p/>
        </draw:connector>
        <draw:connector draw:style-name="gr18" draw:text-style-name="P33" draw:layer="layout" draw:type="curve" draw:line-skew="1.263cm" svg:x1="15.054cm" svg:y1="11.77cm" svg:x2="15cm" svg:y2="7.001cm" draw:end-shape="id8" draw:end-glue-point="1" svg:d="m15054 11770c2565 0 2592-4769-54-4769" svg:viewBox="0 0 1982 4770">
          <text:p/>
        </draw:connector>
        <draw:frame draw:style-name="gr3" draw:text-style-name="P38" draw:layer="layout" svg:width="14.422cm" svg:height="2.833cm" svg:x="11.984cm" svg:y="14.28cm">
          <draw:text-box>
            <text:p text:style-name="P23"><text:span text:style-name="T51">Itérateur random</text:span></text:p>
            <text:p text:style-name="P23"><text:span text:style-name="T52"/></text:p>
            <text:p text:style-name="P9"><text:span text:style-name="T53"></text:span><text:span text:style-name="T54"> </text:span><text:span text:style-name="T54">Pas conservé si la taille augmente !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8cm" svg:y="0.785cm" presentation:class="title" presentation:user-transformed="true">
          <draw:text-box>
            <text:p text:style-name="P23">stack</text:p>
          </draw:text-box>
        </draw:frame>
        <draw:custom-shape draw:style-name="gr7" draw:text-style-name="P32" draw:layer="layout" svg:width="2cm" svg:height="2cm" svg:x="13cm" svg:y="6.001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13cm" svg:y1="6.001cm" svg:x2="13cm" svg:y2="8.001cm">
          <text:p/>
        </draw:line>
        <draw:frame draw:style-name="gr14" draw:text-style-name="P37" xml:id="id9" draw:id="id9" draw:layer="layout" svg:width="2.034cm" svg:height="1.923cm" svg:x="12.5cm" svg:y="11.077cm">
          <draw:text-box>
            <text:p text:style-name="P9"><text:span text:style-name="T50">push</text:span></text:p>
            <text:p text:style-name="P9"><text:span text:style-name="T50">pop</text:span></text:p>
          </draw:text-box>
        </draw:frame>
        <draw:frame draw:style-name="gr14" draw:text-style-name="P37" draw:layer="layout" svg:width="1.526cm" svg:height="0.962cm" svg:x="13cm" svg:y="10.039cm">
          <draw:text-box>
            <text:p text:style-name="P9"><text:span text:style-name="T50">top</text:span></text:p>
          </draw:text-box>
        </draw:frame>
        <draw:line draw:style-name="gr16" draw:text-style-name="P33" draw:layer="layout" svg:x1="14cm" svg:y1="8.001cm" svg:x2="14cm" svg:y2="10.001cm">
          <text:p/>
        </draw:line>
        <draw:custom-shape draw:style-name="gr7" draw:text-style-name="P32" draw:layer="layout" svg:width="2cm" svg:height="2cm" svg:x="10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1.923cm" svg:x="7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2cm" svg:x="3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40" draw:layer="layout" svg:width="2.542cm" svg:height="2.884cm" svg:x="1.45cm" svg:y="15.5cm">
          <draw:text-box>
            <text:p text:style-name="P9"><text:span text:style-name="T50">empty</text:span></text:p>
            <text:p text:style-name="P9"><text:span text:style-name="T50">size</text:span></text:p>
            <text:p text:style-name="P9"><text:span text:style-name="T57"/></text:p>
          </draw:text-box>
        </draw:frame>
        <draw:frame draw:style-name="gr20" draw:text-style-name="P38" draw:layer="layout" svg:width="8.5cm" svg:height="4.721cm" svg:x="18.5cm" svg:y="6cm">
          <draw:text-box>
            <text:p text:style-name="P23"><text:span text:style-name="T52">Adaptateur</text:span></text:p>
            <text:p text:style-name="P23"><text:span text:style-name="T52"/></text:p>
            <text:p text:style-name="P23"><text:span text:style-name="T58">Construit à partir de </text:span><text:span text:style-name="T52">deque</text:span><text:span text:style-name="T58">, list ou vector</text:span></text:p>
            <text:p text:style-name="P9"><text:span text:style-name="T59"/></text:p>
          </draw:text-box>
        </draw:frame>
        <draw:connector draw:style-name="gr21" draw:text-style-name="P33" draw:layer="layout" draw:type="curve" draw:line-skew="2.272cm" svg:x1="14.534cm" svg:y1="12.038cm" svg:x2="14.9cm" svg:y2="6.823cm" draw:start-shape="id9" draw:start-glue-point="1" svg:d="m14534 12038c4194 0 4011-5215 366-5215" svg:viewBox="0 0 3124 5216">
          <text:p/>
        </draw:connector>
        <draw:frame draw:style-name="gr3" draw:text-style-name="P38" draw:layer="layout" svg:width="14.422cm" svg:height="1.889cm" svg:x="11.984cm" svg:y="14.28cm">
          <draw:text-box>
            <text:p text:style-name="P23"><text:span text:style-name="T51">Itérateur aucun</text:span></text:p>
            <text:p text:style-name="P9"><text:span text:style-name="T5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8cm" svg:y="0.785cm" presentation:class="title" presentation:user-transformed="true">
          <draw:text-box>
            <text:p text:style-name="P23">queue</text:p>
          </draw:text-box>
        </draw:frame>
        <draw:custom-shape draw:style-name="gr7" draw:text-style-name="P32" xml:id="id13" draw:id="id13" draw:layer="layout" svg:width="2cm" svg:height="2cm" svg:x="13cm" svg:y="6.001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13cm" svg:y1="6.001cm" svg:x2="13cm" svg:y2="8.001cm">
          <text:p/>
        </draw:line>
        <draw:frame draw:style-name="gr14" draw:text-style-name="P37" xml:id="id12" draw:id="id12" draw:layer="layout" svg:width="2.034cm" svg:height="0.962cm" svg:x="12.966cm" svg:y="11.038cm">
          <draw:text-box>
            <text:p text:style-name="P9"><text:span text:style-name="T50">pop </text:span></text:p>
          </draw:text-box>
        </draw:frame>
        <draw:frame draw:style-name="gr14" draw:text-style-name="P37" draw:layer="layout" svg:width="2.034cm" svg:height="0.962cm" svg:x="13cm" svg:y="10.039cm">
          <draw:text-box>
            <text:p text:style-name="P9"><text:span text:style-name="T50">back</text:span></text:p>
          </draw:text-box>
        </draw:frame>
        <draw:line draw:style-name="gr16" draw:text-style-name="P33" draw:layer="layout" svg:x1="14cm" svg:y1="8.001cm" svg:x2="14cm" svg:y2="10.001cm">
          <text:p/>
        </draw:line>
        <draw:custom-shape draw:style-name="gr7" draw:text-style-name="P32" draw:layer="layout" svg:width="2cm" svg:height="2cm" svg:x="10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1.923cm" svg:x="7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xml:id="id11" draw:id="id11" draw:layer="layout" svg:width="2cm" svg:height="2cm" svg:x="3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40" draw:layer="layout" svg:width="2.542cm" svg:height="2.884cm" svg:x="1.45cm" svg:y="15.5cm">
          <draw:text-box>
            <text:p text:style-name="P9"><text:span text:style-name="T50">empty</text:span></text:p>
            <text:p text:style-name="P9"><text:span text:style-name="T50">size</text:span></text:p>
            <text:p text:style-name="P9"><text:span text:style-name="T57"/></text:p>
          </draw:text-box>
        </draw:frame>
        <draw:frame draw:style-name="gr14" draw:text-style-name="P37" draw:layer="layout" svg:width="2.542cm" svg:height="0.962cm" svg:x="2.5cm" svg:y="10.001cm">
          <draw:text-box>
            <text:p text:style-name="P9"><text:span text:style-name="T50">front</text:span></text:p>
          </draw:text-box>
        </draw:frame>
        <draw:line draw:style-name="gr16" draw:text-style-name="P33" draw:layer="layout" svg:x1="4cm" svg:y1="8.001cm" svg:x2="4cm" svg:y2="10.001cm">
          <text:p/>
        </draw:line>
        <draw:frame draw:style-name="gr14" draw:text-style-name="P37" xml:id="id10" draw:id="id10" draw:layer="layout" svg:width="2.542cm" svg:height="0.962cm" svg:x="2.5cm" svg:y="11.038cm">
          <draw:text-box>
            <text:p text:style-name="P9"><text:span text:style-name="T50">push </text:span></text:p>
          </draw:text-box>
        </draw:frame>
        <draw:connector draw:style-name="gr22" draw:text-style-name="P33" draw:layer="layout" draw:type="curve" draw:line-skew="-0.875cm" svg:x1="2.5cm" svg:y1="11.519cm" svg:x2="3cm" svg:y2="7cm" draw:start-shape="id10" draw:end-shape="id11" draw:end-glue-point="3" svg:d="m2500 11519c-2101 0-2351-4519 500-4519" svg:viewBox="0 0 2109 4520">
          <text:p/>
        </draw:connector>
        <draw:connector draw:style-name="gr23" draw:text-style-name="P33" draw:layer="layout" draw:type="curve" draw:line-skew="1.249cm" svg:x1="15cm" svg:y1="11.519cm" svg:x2="15cm" svg:y2="7.001cm" draw:start-shape="id12" draw:start-glue-point="1" draw:end-shape="id13" draw:end-glue-point="1" svg:d="m15000 11519c2625 0 2625-4518 0-4518" svg:viewBox="0 0 1970 4519">
          <text:p/>
        </draw:connector>
        <draw:frame draw:style-name="gr3" draw:text-style-name="P38" draw:layer="layout" svg:width="14.422cm" svg:height="1.889cm" svg:x="11.984cm" svg:y="14.281cm">
          <draw:text-box>
            <text:p text:style-name="P23"><text:span text:style-name="T51">Itérateur aucun</text:span></text:p>
            <text:p text:style-name="P9"><text:span text:style-name="T52"/></text:p>
          </draw:text-box>
        </draw:frame>
        <draw:frame draw:style-name="gr20" draw:text-style-name="P38" draw:layer="layout" svg:width="8.5cm" svg:height="4.721cm" svg:x="18.5cm" svg:y="6.001cm">
          <draw:text-box>
            <text:p text:style-name="P23"><text:span text:style-name="T52">Adaptateur</text:span></text:p>
            <text:p text:style-name="P23"><text:span text:style-name="T52"/></text:p>
            <text:p text:style-name="P23"><text:span text:style-name="T58">Construit à partir de </text:span><text:span text:style-name="T52">deque</text:span><text:span text:style-name="T58">, list ou vector</text:span></text:p>
            <text:p text:style-name="P9"><text:span text:style-name="T5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1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8cm" svg:y="0.785cm" presentation:class="title" presentation:user-transformed="true">
          <draw:text-box>
            <text:p text:style-name="P23">priority_queue</text:p>
          </draw:text-box>
        </draw:frame>
        <draw:custom-shape draw:style-name="gr7" draw:text-style-name="P32" draw:layer="layout" svg:width="2cm" svg:height="2cm" svg:x="13cm" svg:y="6.001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13cm" svg:y1="6.001cm" svg:x2="13cm" svg:y2="8.001cm">
          <text:p/>
        </draw:line>
        <draw:frame draw:style-name="gr14" draw:text-style-name="P37" draw:layer="layout" svg:width="2.034cm" svg:height="0.962cm" svg:x="12.966cm" svg:y="11.038cm">
          <draw:text-box>
            <text:p text:style-name="P9"><text:span text:style-name="T50">pop </text:span></text:p>
          </draw:text-box>
        </draw:frame>
        <draw:frame draw:style-name="gr14" draw:text-style-name="P37" draw:layer="layout" svg:width="1.526cm" svg:height="0.962cm" svg:x="13cm" svg:y="10.039cm">
          <draw:text-box>
            <text:p text:style-name="P9"><text:span text:style-name="T50">top</text:span></text:p>
          </draw:text-box>
        </draw:frame>
        <draw:line draw:style-name="gr16" draw:text-style-name="P33" draw:layer="layout" svg:x1="14cm" svg:y1="8.001cm" svg:x2="14cm" svg:y2="10.001cm">
          <text:p/>
        </draw:line>
        <draw:custom-shape draw:style-name="gr7" draw:text-style-name="P32" draw:layer="layout" svg:width="2cm" svg:height="2cm" svg:x="10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1.923cm" svg:x="7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2cm" svg:height="2cm" svg:x="3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40" draw:layer="layout" svg:width="2.542cm" svg:height="2.884cm" svg:x="1.45cm" svg:y="15.5cm">
          <draw:text-box>
            <text:p text:style-name="P9"><text:span text:style-name="T50">empty</text:span></text:p>
            <text:p text:style-name="P9"><text:span text:style-name="T50">size</text:span></text:p>
            <text:p text:style-name="P9"><text:span text:style-name="T57"/></text:p>
          </draw:text-box>
        </draw:frame>
        <draw:frame draw:style-name="gr14" draw:text-style-name="P37" draw:layer="layout" svg:width="2.542cm" svg:height="0.962cm" svg:x="6.458cm" svg:y="11.038cm">
          <draw:text-box>
            <text:p text:style-name="P9"><text:span text:style-name="T50">push </text:span></text:p>
          </draw:text-box>
        </draw:frame>
        <draw:connector draw:style-name="gr24" draw:layer="layout" draw:type="curve" svg:x1="7.554cm" svg:y1="10.583cm" svg:x2="5.943cm" svg:y2="8.052cm" svg:d="m7554 10583c0-1897-1611-632-1611-2531" svg:viewBox="0 0 1612 2532">
          <text:p/>
        </draw:connector>
        <draw:connector draw:style-name="gr23" draw:text-style-name="P33" draw:layer="layout" draw:type="curve" draw:line-skew="1.249cm" svg:x1="15.031cm" svg:y1="11.5cm" svg:x2="15.031cm" svg:y2="6.982cm" svg:d="m15031 11500c2625 0 2625-4518 0-4518" svg:viewBox="0 0 1970 4519">
          <text:p/>
        </draw:connector>
        <draw:frame draw:style-name="gr20" draw:text-style-name="P38" draw:layer="layout" svg:width="8.5cm" svg:height="4.721cm" svg:x="18.5cm" svg:y="6.002cm">
          <draw:text-box>
            <text:p text:style-name="P23"><text:span text:style-name="T52">Adaptateur ordonné</text:span></text:p>
            <text:p text:style-name="P23"><text:span text:style-name="T52"/></text:p>
            <text:p text:style-name="P23"><text:span text:style-name="T58">Construit à partir de </text:span><text:span text:style-name="T52">deque</text:span><text:span text:style-name="T58">, list ou vector</text:span></text:p>
            <text:p text:style-name="P9"><text:span text:style-name="T59"/></text:p>
          </draw:text-box>
        </draw:frame>
        <draw:frame draw:style-name="gr3" draw:text-style-name="P38" draw:layer="layout" svg:width="14.422cm" svg:height="1.889cm" svg:x="11.984cm" svg:y="14.282cm">
          <draw:text-box>
            <text:p text:style-name="P23"><text:span text:style-name="T51">Itérateur aucun</text:span></text:p>
            <text:p text:style-name="P9"><text:span text:style-name="T5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>
        <office:forms form:automatic-focus="false" form:apply-design-mode="false"/>
        <draw:frame presentation:style-name="pr21" draw:text-style-name="P23" draw:layer="layout" svg:width="23.911cm" svg:height="1.576cm" svg:x="2.058cm" svg:y="0.819cm" presentation:class="title" presentation:user-transformed="true">
          <draw:text-box>
            <text:p text:style-name="P23">Attention au pop</text:p>
          </draw:text-box>
        </draw:frame>
        <draw:frame presentation:style-name="pr19" draw:text-style-name="P36" draw:layer="layout" svg:width="24.368cm" svg:height="13.715cm" svg:x="2.058cm" svg:y="4.523cm" presentation:class="outline" presentation:user-transformed="true">
          <draw:text-box>
            <text:p text:style-name="P24"><text:span text:style-name="T60">stack&lt;float&gt; S;</text:span></text:p>
            <text:p text:style-name="P24"><text:span text:style-name="T61">float t;</text:span></text:p>
            <text:p text:style-name="P24"><text:span text:style-name="T61">if (!</text:span><text:span text:style-name="T60">S.empty()</text:span><text:span text:style-name="T61">) {</text:span></text:p>
            <text:p text:style-name="P41"><text:span text:style-name="T62">t = </text:span><text:span text:style-name="T63">S.top()</text:span><text:span text:style-name="T62">;</text:span></text:p>
            <text:p text:style-name="P41"><text:span text:style-name="T63">pop()</text:span><text:span text:style-name="T62">;</text:span></text:p>
            <text:p text:style-name="P24"><text:span text:style-name="T61">}</text:span></text:p>
            <text:p text:style-name="P24"><text:span text:style-name="T28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9cm" svg:y="0.784cm" presentation:class="title" presentation:user-transformed="true">
          <draw:text-box>
            <text:p text:style-name="P23">map, multimap</text:p>
          </draw:text-box>
        </draw:frame>
        <draw:custom-shape draw:style-name="gr7" draw:text-style-name="P32" draw:layer="layout" svg:width="12cm" svg:height="2cm" svg:x="3.001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5.001cm" svg:y1="6cm" svg:x2="5.001cm" svg:y2="8cm">
          <text:p/>
        </draw:line>
        <draw:line draw:style-name="gr8" draw:text-style-name="P33" draw:layer="layout" svg:x1="7.001cm" svg:y1="6cm" svg:x2="7.001cm" svg:y2="8cm">
          <text:p/>
        </draw:line>
        <draw:line draw:style-name="gr8" draw:text-style-name="P33" draw:layer="layout" svg:x1="9.001cm" svg:y1="6cm" svg:x2="9.001cm" svg:y2="8cm">
          <text:p/>
        </draw:line>
        <draw:line draw:style-name="gr8" draw:text-style-name="P33" draw:layer="layout" svg:x1="11.001cm" svg:y1="6cm" svg:x2="11.001cm" svg:y2="8cm">
          <text:p/>
        </draw:line>
        <draw:line draw:style-name="gr8" draw:text-style-name="P33" draw:layer="layout" svg:x1="13.001cm" svg:y1="6cm" svg:x2="13.001cm" svg:y2="8cm">
          <text:p/>
        </draw:line>
        <draw:frame draw:style-name="gr15" draw:text-style-name="P37" draw:layer="layout" svg:width="15.718cm" svg:height="2.884cm" svg:x="3cm" svg:y="10.616cm">
          <draw:text-box>
            <text:p text:style-name="P9"><text:span text:style-name="T50">(map seulement) operator[]</text:span></text:p>
            <text:p text:style-name="P9"><text:span text:style-name="T50"><text:tab/></text:span><text:span text:style-name="T64">Si k existe, renvoie valeur</text:span></text:p>
            <text:p text:style-name="P9"><text:span text:style-name="T64"><text:tab/></text:span><text:span text:style-name="T64">Sinon, crée une paire (k,v)</text:span></text:p>
          </draw:text-box>
        </draw:frame>
        <draw:line draw:style-name="gr8" draw:layer="layout" svg:x1="5cm" svg:y1="6cm" svg:x2="3cm" svg:y2="8cm">
          <text:p/>
        </draw:line>
        <draw:line draw:style-name="gr8" draw:layer="layout" svg:x1="7cm" svg:y1="6cm" svg:x2="5cm" svg:y2="8cm">
          <text:p/>
        </draw:line>
        <draw:line draw:style-name="gr8" draw:layer="layout" svg:x1="9cm" svg:y1="6cm" svg:x2="7cm" svg:y2="8cm">
          <text:p/>
        </draw:line>
        <draw:line draw:style-name="gr8" draw:layer="layout" svg:x1="11cm" svg:y1="6cm" svg:x2="9cm" svg:y2="8cm">
          <text:p/>
        </draw:line>
        <draw:line draw:style-name="gr8" draw:layer="layout" svg:x1="13cm" svg:y1="6cm" svg:x2="11cm" svg:y2="8cm">
          <text:p/>
        </draw:line>
        <draw:line draw:style-name="gr8" draw:layer="layout" svg:x1="15cm" svg:y1="6cm" svg:x2="13cm" svg:y2="8cm">
          <text:p/>
        </draw:line>
        <draw:frame draw:style-name="gr14" draw:text-style-name="P42" draw:layer="layout" svg:width="0.472cm" svg:height="0.945cm" svg:x="3.2cm" svg:y="6.113cm">
          <draw:text-box>
            <text:p text:style-name="P9"><text:span text:style-name="T41">k</text:span></text:p>
          </draw:text-box>
        </draw:frame>
        <draw:frame draw:style-name="gr25" draw:text-style-name="P43" draw:layer="layout" svg:width="0.472cm" svg:height="0.945cm" svg:x="4.001cm" svg:y="6.9cm">
          <draw:text-box>
            <text:p text:style-name="P9"><text:span text:style-name="T41">v</text:span></text:p>
          </draw:text-box>
        </draw:frame>
        <draw:frame draw:style-name="gr26" draw:text-style-name="P43" draw:layer="layout" svg:width="0.565cm" svg:height="0.945cm" svg:x="5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7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9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11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13.301cm" svg:y="6.114cm">
          <draw:text-box>
            <text:p text:style-name="P9"><text:span text:style-name="T41">k</text:span></text:p>
          </draw:text-box>
        </draw:frame>
        <draw:frame draw:style-name="gr25" draw:text-style-name="P43" draw:layer="layout" svg:width="0.472cm" svg:height="0.945cm" svg:x="6.101cm" svg:y="6.901cm">
          <draw:text-box>
            <text:p text:style-name="P9"><text:span text:style-name="T41">v</text:span></text:p>
          </draw:text-box>
        </draw:frame>
        <draw:frame draw:style-name="gr25" draw:text-style-name="P43" draw:layer="layout" svg:width="0.472cm" svg:height="0.945cm" svg:x="8.101cm" svg:y="6.901cm">
          <draw:text-box>
            <text:p text:style-name="P9"><text:span text:style-name="T41">v</text:span></text:p>
          </draw:text-box>
        </draw:frame>
        <draw:frame draw:style-name="gr25" draw:text-style-name="P43" draw:layer="layout" svg:width="0.472cm" svg:height="0.945cm" svg:x="10.001cm" svg:y="6.901cm">
          <draw:text-box>
            <text:p text:style-name="P9"><text:span text:style-name="T41">v</text:span></text:p>
          </draw:text-box>
        </draw:frame>
        <draw:frame draw:style-name="gr25" draw:text-style-name="P43" draw:layer="layout" svg:width="0.472cm" svg:height="0.945cm" svg:x="12.101cm" svg:y="6.901cm">
          <draw:text-box>
            <text:p text:style-name="P9"><text:span text:style-name="T41">v</text:span></text:p>
          </draw:text-box>
        </draw:frame>
        <draw:frame draw:style-name="gr25" draw:text-style-name="P43" draw:layer="layout" svg:width="0.472cm" svg:height="0.945cm" svg:x="14.101cm" svg:y="6.901cm">
          <draw:text-box>
            <text:p text:style-name="P9"><text:span text:style-name="T41">v</text:span></text:p>
          </draw:text-box>
        </draw:frame>
        <draw:frame draw:style-name="gr27" draw:text-style-name="P44" draw:layer="layout" svg:width="15.75cm" svg:height="1.2cm" svg:x="1.5cm" svg:y="8.5cm">
          <draw:text-box>
            <text:p text:style-name="P9"><text:span text:style-name="T50">Dans l'ordre croissant des klés</text:span></text:p>
          </draw:text-box>
        </draw:frame>
        <draw:frame draw:style-name="gr3" draw:text-style-name="P38" draw:layer="layout" svg:width="14.422cm" svg:height="3.777cm" svg:x="11.984cm" svg:y="14.281cm">
          <draw:text-box>
            <text:p text:style-name="P23"><text:span text:style-name="T51">Itérateur Bidir</text:span></text:p>
            <text:p text:style-name="P23"><text:span text:style-name="T65">(opère sur les </text:span><text:span text:style-name="T51">paires</text:span><text:span text:style-name="T65">)</text:span></text:p>
            <text:p text:style-name="P23"><text:span text:style-name="T52"/></text:p>
            <text:p text:style-name="P9"><text:span text:style-name="T56"></text:span><text:span text:style-name="T54"> </text:span><text:span text:style-name="T54">Toujours conservé !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>
        <office:forms form:automatic-focus="false" form:apply-design-mode="false"/>
        <draw:frame presentation:style-name="pr18" draw:text-style-name="P23" draw:layer="layout" svg:width="23.911cm" svg:height="3.507cm" svg:x="2.059cm" svg:y="0.784cm" presentation:class="title" presentation:user-transformed="true">
          <draw:text-box>
            <text:p text:style-name="P23">set, multiset</text:p>
          </draw:text-box>
        </draw:frame>
        <draw:frame draw:style-name="gr28" draw:text-style-name="P45" draw:layer="layout" svg:width="11.686cm" svg:height="4.384cm" svg:x="1.501cm" svg:y="14.5cm">
          <draw:text-box>
            <text:p text:style-name="P23"><text:span text:style-name="T66">TOUS</text:span></text:p>
            <text:p text:style-name="P9"><text:span text:style-name="T67">clear <text:s/>size <text:s text:c="4"/>= <text:s text:c="3"/>==</text:span></text:p>
            <text:p text:style-name="P9"><text:span text:style-name="T67">erase <text:s/>max_size swap !=</text:span></text:p>
            <text:p text:style-name="P9"><text:span text:style-name="T67">insert empty</text:span></text:p>
          </draw:text-box>
        </draw:frame>
        <draw:custom-shape draw:style-name="gr7" draw:text-style-name="P32" draw:layer="layout" svg:width="12cm" svg:height="2cm" svg:x="3.001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33" draw:layer="layout" svg:x1="5.001cm" svg:y1="6cm" svg:x2="5.001cm" svg:y2="8cm">
          <text:p/>
        </draw:line>
        <draw:line draw:style-name="gr8" draw:text-style-name="P33" draw:layer="layout" svg:x1="7.001cm" svg:y1="6cm" svg:x2="7.001cm" svg:y2="8cm">
          <text:p/>
        </draw:line>
        <draw:line draw:style-name="gr8" draw:text-style-name="P33" draw:layer="layout" svg:x1="9.001cm" svg:y1="6cm" svg:x2="9.001cm" svg:y2="8cm">
          <text:p/>
        </draw:line>
        <draw:line draw:style-name="gr8" draw:text-style-name="P33" draw:layer="layout" svg:x1="11.001cm" svg:y1="6cm" svg:x2="11.001cm" svg:y2="8cm">
          <text:p/>
        </draw:line>
        <draw:line draw:style-name="gr8" draw:text-style-name="P33" draw:layer="layout" svg:x1="13.001cm" svg:y1="6cm" svg:x2="13.001cm" svg:y2="8cm">
          <text:p/>
        </draw:line>
        <draw:frame draw:style-name="gr29" draw:text-style-name="P45" draw:layer="layout" svg:width="6.098cm" svg:height="4.806cm" svg:x="16.001cm" svg:y="14.616cm">
          <draw:text-box>
            <text:p text:style-name="P23"><text:span text:style-name="T66">ORDONNES</text:span></text:p>
            <text:p text:style-name="P9"><text:span text:style-name="T67">find</text:span></text:p>
            <text:p text:style-name="P9"><text:span text:style-name="T67">count</text:span></text:p>
            <text:p text:style-name="P9"><text:span text:style-name="T67">lower_bound</text:span></text:p>
            <text:p text:style-name="P9"><text:span text:style-name="T67">upper_bound</text:span><text:span text:style-name="T47"> </text:span></text:p>
          </draw:text-box>
        </draw:frame>
        <draw:frame draw:style-name="gr3" draw:text-style-name="P46" draw:layer="layout" svg:width="8.5cm" svg:height="6.376cm" svg:x="18cm" svg:y="4.001cm">
          <draw:text-box>
            <text:p text:style-name="P23"><text:span text:style-name="T68">itérateur</text:span><text:span text:style-name="T69"> Bidir</text:span></text:p>
            <text:p text:style-name="P23"><text:span text:style-name="T70">(opère sur les </text:span><text:span text:style-name="T71">paires</text:span><text:span text:style-name="T70">)</text:span></text:p>
            <text:p text:style-name="P23"><text:span text:style-name="T58">clés </text:span><text:span text:style-name="T52">const</text:span></text:p>
            <text:p text:style-name="P23"><text:span text:style-name="T69"/></text:p>
            <text:p text:style-name="P23"><text:span text:style-name="T69">itr ptr ref</text:span></text:p>
            <text:p text:style-name="P9"><text:span text:style-name="T72"></text:span><text:span text:style-name="T73"> </text:span><text:span text:style-name="T74">insert, erase</text:span></text:p>
            <text:p text:style-name="P9"><text:span text:style-name="T75"/></text:p>
          </draw:text-box>
        </draw:frame>
        <draw:frame draw:style-name="gr14" draw:text-style-name="P42" draw:layer="layout" svg:width="0.472cm" svg:height="0.945cm" svg:x="3.2cm" svg:y="6.113cm">
          <draw:text-box>
            <text:p text:style-name="P9"><text:span text:style-name="T41">k</text:span></text:p>
          </draw:text-box>
        </draw:frame>
        <draw:frame draw:style-name="gr26" draw:text-style-name="P43" draw:layer="layout" svg:width="0.565cm" svg:height="0.945cm" svg:x="5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7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9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11.301cm" svg:y="6.114cm">
          <draw:text-box>
            <text:p text:style-name="P9"><text:span text:style-name="T41">k</text:span></text:p>
          </draw:text-box>
        </draw:frame>
        <draw:frame draw:style-name="gr14" draw:text-style-name="P42" draw:layer="layout" svg:width="0.472cm" svg:height="0.945cm" svg:x="13.301cm" svg:y="6.114cm">
          <draw:text-box>
            <text:p text:style-name="P9"><text:span text:style-name="T41">k</text:span></text:p>
          </draw:text-box>
        </draw:frame>
        <draw:frame draw:style-name="gr27" draw:text-style-name="P44" draw:layer="layout" svg:width="15.75cm" svg:height="1.2cm" svg:x="1.5cm" svg:y="8.5cm">
          <draw:text-box>
            <text:p text:style-name="P9"><text:span text:style-name="T50">Dans l'ordre croissant des klé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21" draw:text-style-name="P23" draw:layer="layout" svg:width="23.911cm" svg:height="1.576cm" svg:x="2.058cm" svg:y="1.75cm" presentation:class="title">
          <draw:text-box>
            <text:p text:style-name="P23">map: exemples</text:p>
          </draw:text-box>
        </draw:frame>
        <draw:frame presentation:style-name="pr19" draw:text-style-name="P36" draw:layer="layout" svg:width="24.368cm" svg:height="13.715cm" svg:x="2.058cm" svg:y="5.453cm" presentation:class="outline" presentation:user-transformed="true">
          <draw:text-box>
            <text:p text:style-name="P24"><text:span text:style-name="T28">map&lt;string,string&gt; M1;</text:span></text:p>
            <text:p text:style-name="P24"><text:span text:style-name="T28">map&lt;string,string&gt;::iterator i;</text:span></text:p>
            <text:p text:style-name="P24"><text:span text:style-name="T29"/></text:p>
            <text:p text:style-name="P24"><text:span text:style-name="T29">for (</text:span><text:span text:style-name="T28">i=M1.begin()</text:span><text:span text:style-name="T29">;</text:span><text:span text:style-name="T28">i!=M1.end()</text:span><text:span text:style-name="T29">;</text:span><text:span text:style-name="T28">++i</text:span><text:span text:style-name="T29">){</text:span></text:p>
            <text:p text:style-name="P41"><text:span text:style-name="T76">cout &lt;&lt; </text:span><text:span text:style-name="T77">"</text:span><text:span text:style-name="T76">cle= </text:span><text:span text:style-name="T77">"</text:span><text:span text:style-name="T78"> &lt;&lt; </text:span><text:span text:style-name="T79">i-&gt;first</text:span><text:span text:style-name="T78"> &lt;&lt; '\n';</text:span></text:p>
            <text:p text:style-name="P41"><text:span text:style-name="T78">cout &lt;&lt; </text:span><text:span text:style-name="T77">"val</text:span><text:span text:style-name="T78">= </text:span><text:span text:style-name="T77">"</text:span><text:span text:style-name="T78"> &lt;&lt; </text:span><text:span text:style-name="T79">i-&gt;second</text:span><text:span text:style-name="T78"> &lt;&lt; '\n';</text:span></text:p>
            <text:p text:style-name="P24"><text:span text:style-name="T80">}</text:span></text:p>
            <text:p text:style-name="P24"><text:span text:style-name="T2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21" draw:text-style-name="P23" draw:layer="layout" svg:width="23.911cm" svg:height="1.576cm" svg:x="2.058cm" svg:y="1.75cm" presentation:class="title">
          <draw:text-box>
            <text:p text:style-name="P23">map: exemples (c++11)</text:p>
          </draw:text-box>
        </draw:frame>
        <draw:frame presentation:style-name="pr19" draw:text-style-name="P36" draw:layer="layout" svg:width="24.368cm" svg:height="14.711cm" svg:x="2.058cm" svg:y="5.453cm" presentation:class="outline" presentation:user-transformed="true">
          <draw:text-box>
            <text:p text:style-name="P24"><text:span text:style-name="T28">map&lt;string,string&gt; M;</text:span></text:p>
            <text:p text:style-name="P24"><text:span text:style-name="T29">for (</text:span><text:span text:style-name="T49">auto </text:span><text:span text:style-name="T28">i=M.begin()</text:span><text:span text:style-name="T29">;</text:span><text:span text:style-name="T28">i!=M.end()</text:span><text:span text:style-name="T29">;</text:span><text:span text:style-name="T28">++i</text:span><text:span text:style-name="T29">){</text:span></text:p>
            <text:p text:style-name="P41"><text:span text:style-name="T76">cout &lt;&lt; </text:span><text:span text:style-name="T77">"</text:span><text:span text:style-name="T76">cle= </text:span><text:span text:style-name="T77">"</text:span><text:span text:style-name="T78"> &lt;&lt; </text:span><text:span text:style-name="T79">i-&gt;first</text:span><text:span text:style-name="T78"> &lt;&lt; '\n';</text:span></text:p>
            <text:p text:style-name="P41"><text:span text:style-name="T78">cout &lt;&lt; </text:span><text:span text:style-name="T77">"val</text:span><text:span text:style-name="T78">= </text:span><text:span text:style-name="T77">"</text:span><text:span text:style-name="T78"> &lt;&lt; </text:span><text:span text:style-name="T79">i-&gt;second</text:span><text:span text:style-name="T78"> &lt;&lt; '\n';</text:span></text:p>
            <text:p text:style-name="P24"><text:span text:style-name="T80">}</text:span></text:p>
            <text:p text:style-name="P24"><text:span text:style-name="T29">for (</text:span><text:span text:style-name="T49">auto x : M</text:span><text:span text:style-name="T29">){</text:span></text:p>
            <text:p text:style-name="P47"><text:span text:style-name="T81">cout &lt;&lt; </text:span><text:span text:style-name="T82">"</text:span><text:span text:style-name="T81">cle= </text:span><text:span text:style-name="T82">"</text:span><text:span text:style-name="T83"> &lt;&lt; </text:span><text:span text:style-name="T84">x.first</text:span><text:span text:style-name="T83"> &lt;&lt; '\n';</text:span></text:p>
            <text:p text:style-name="P47"><text:span text:style-name="T83">cout &lt;&lt; </text:span><text:span text:style-name="T82">"val</text:span><text:span text:style-name="T83">= </text:span><text:span text:style-name="T82">"</text:span><text:span text:style-name="T83"> &lt;&lt; </text:span><text:span text:style-name="T84">x.second</text:span><text:span text:style-name="T83"> &lt;&lt; '\n';</text:span></text:p>
            <text:p text:style-name="P24"><text:span text:style-name="T80">}</text:span></text:p>
            <text:p text:style-name="P24"><text:span text:style-name="T2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>
        <office:forms form:automatic-focus="false" form:apply-design-mode="false"/>
        <draw:frame presentation:style-name="pr21" draw:text-style-name="P23" draw:layer="layout" svg:width="23.911cm" svg:height="1.576cm" svg:x="2.058cm" svg:y="0.819cm" presentation:class="title" presentation:user-transformed="true">
          <draw:text-box>
            <text:p text:style-name="P23">map: exemples</text:p>
          </draw:text-box>
        </draw:frame>
        <draw:frame presentation:style-name="pr19" draw:text-style-name="P48" draw:layer="layout" svg:width="25.942cm" svg:height="13.715cm" svg:x="1.961cm" svg:y="4.015cm" presentation:class="outline" presentation:user-transformed="true">
          <draw:text-box>
            <text:p text:style-name="P24"><text:span text:style-name="T85">map&lt;string,string&gt; M;</text:span></text:p>
            <text:p text:style-name="P24"><text:span text:style-name="T85">map&lt;string,string&gt;::iterator f;</text:span></text:p>
            <text:p text:style-name="P24"><text:span text:style-name="T86">string fr = </text:span><text:span text:style-name="T87">"vert"</text:span><text:span text:style-name="T86">;</text:span></text:p>
            <text:p text:style-name="P24"><text:span text:style-name="T85">M[</text:span><text:span text:style-name="T88">"blanc"] = "white";</text:span></text:p>
            <text:p text:style-name="P24"><text:span text:style-name="T89">cout &lt;&lt; </text:span><text:span text:style-name="T88">M</text:span><text:span text:style-name="T90">[</text:span><text:span text:style-name="T88">"noir"]</text:span><text:span text:style-name="T89"> &lt;&lt; '\n';</text:span></text:p>
            <text:p text:style-name="P24"><text:span text:style-name="T88">f = M.find(fr);</text:span></text:p>
            <text:p text:style-name="P24"><text:span text:style-name="T89">if (</text:span><text:span text:style-name="T88">f==M.end()</text:span><text:span text:style-name="T89">)</text:span></text:p>
            <text:p text:style-name="P24"><text:span text:style-name="T89"><text:s text:c="3"/></text:span><text:span text:style-name="T89">cout &lt;&lt; "pas de "  &lt;&lt; fr &lt;&lt; '\n';</text:span></text:p>
            <text:p text:style-name="P24"><text:span text:style-name="T89">else</text:span></text:p>
            <text:p text:style-name="P24"><text:span text:style-name="T89"><text:s text:c="3"/></text:span><text:span text:style-name="T89">cout &lt;&lt; </text:span><text:span text:style-name="T88">f-&gt;first</text:span><text:span text:style-name="T89"> &lt;&lt; " se dit " </text:span><text:span text:style-name="T88">f-&gt;second</text:span><text:span text:style-name="T89"> &lt;&lt; '\n'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>
        <office:forms form:automatic-focus="false" form:apply-design-mode="false"/>
        <draw:frame presentation:style-name="pr21" draw:text-style-name="P23" draw:layer="layout" svg:width="23.911cm" svg:height="1.576cm" svg:x="2.058cm" svg:y="0.819cm" presentation:class="title" presentation:user-transformed="true">
          <draw:text-box>
            <text:p text:style-name="P23">map: exemples (c++11)</text:p>
          </draw:text-box>
        </draw:frame>
        <draw:frame presentation:style-name="pr19" draw:text-style-name="P48" draw:layer="layout" svg:width="25.942cm" svg:height="13.715cm" svg:x="1.961cm" svg:y="4.015cm" presentation:class="outline" presentation:user-transformed="true">
          <draw:text-box>
            <text:p text:style-name="P24"><text:span text:style-name="T85">map&lt;string,string&gt; M;</text:span></text:p>
            <text:p text:style-name="P24"><text:span text:style-name="T86">string fr = </text:span><text:span text:style-name="T87">"vert"</text:span><text:span text:style-name="T86">;</text:span></text:p>
            <text:p text:style-name="P24"><text:span text:style-name="T85">M[</text:span><text:span text:style-name="T88">"blanc"] = "white";</text:span></text:p>
            <text:p text:style-name="P24"><text:span text:style-name="T89">cout &lt;&lt; </text:span><text:span text:style-name="T88">M</text:span><text:span text:style-name="T90">[</text:span><text:span text:style-name="T88">"noir"]</text:span><text:span text:style-name="T89"> &lt;&lt; '\n';</text:span></text:p>
            <text:p text:style-name="P24"><text:span text:style-name="T88">auto f = M.find(fr);</text:span></text:p>
            <text:p text:style-name="P24"><text:span text:style-name="T89">if (</text:span><text:span text:style-name="T88">f==M.end()</text:span><text:span text:style-name="T89">)</text:span></text:p>
            <text:p text:style-name="P24"><text:span text:style-name="T89"><text:s text:c="3"/></text:span><text:span text:style-name="T89">cout &lt;&lt; "pas de "  &lt;&lt; fr &lt;&lt; '\n';</text:span></text:p>
            <text:p text:style-name="P24"><text:span text:style-name="T89">else</text:span></text:p>
            <text:p text:style-name="P24"><text:span text:style-name="T89"><text:s text:c="3"/></text:span><text:span text:style-name="T89">cout &lt;&lt; </text:span><text:span text:style-name="T88">f-&gt;first</text:span><text:span text:style-name="T89"> &lt;&lt; " se dit " </text:span><text:span text:style-name="T88">f-&gt;second</text:span><text:span text:style-name="T89"> &lt;&lt; '\n'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Algorithmes</text:p>
          </draw:text-box>
        </draw:frame>
        <draw:frame presentation:style-name="pr19" draw:text-style-name="P49" draw:layer="layout" svg:width="24.368cm" svg:height="13.715cm" svg:x="2.058cm" svg:y="5.453cm" presentation:class="outline" presentation:user-transformed="true">
          <draw:text-box>
            <text:list text:style-name="L4">
              <text:list-item>
                <text:p text:style-name="P9"><text:span text:style-name="T18">Utilisent les </text:span><text:span text:style-name="T20">itérateurs</text:span></text:p>
              </text:list-item>
              <text:list-item>
                <text:p text:style-name="P9"><text:span text:style-name="T18">Travaillent sur des </text:span><text:span text:style-name="T20">intervalles</text:span></text:p>
              </text:list-item>
              <text:list-item>
                <text:p text:style-name="P9"><text:span text:style-name="T18">Fonctionnent avec </text:span><text:span text:style-name="T20">tous les conteneurs </text:span></text:p>
                <text:list>
                  <text:list-item>
                    <text:p><text:span text:style-name="T25">(mais</text:span><text:span text:style-name="T20"> attention </text:span><text:span text:style-name="T25">aux</text:span><text:span text:style-name="T20"> types d'itérateurs </text:span><text:span text:style-name="T25">supportés)</text:span></text:p>
                  </text:list-item>
                </text:list>
              </text:list-item>
              <text:list-item>
                <text:p text:style-name="P9"><text:span text:style-name="T18">Permettent de mettre en relation des conteneurs de </text:span><text:span text:style-name="T20">types différen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En prévision des exemples</text:p>
          </draw:text-box>
        </draw:frame>
        <draw:frame presentation:style-name="pr19" draw:text-style-name="P48" draw:layer="layout" svg:width="24.368cm" svg:height="14.017cm" svg:x="2.058cm" svg:y="5.453cm" presentation:class="outline" presentation:user-transformed="true">
          <draw:text-box>
            <text:p text:style-name="P50"><text:span text:style-name="T91">#include &lt;list&gt;</text:span></text:p>
            <text:p text:style-name="P50"><text:span text:style-name="T91">#include &lt;vector&gt;</text:span></text:p>
            <text:p text:style-name="P50"><text:span text:style-name="T91">using namespace std;</text:span></text:p>
            <text:p text:style-name="P50"><text:span text:style-name="T91"/></text:p>
            <text:p text:style-name="P50"><text:span text:style-name="T91">/* Quelques conteneurs */</text:span></text:p>
            <text:p text:style-name="P50"><text:span text:style-name="T91">list&lt;float&gt; L,M;</text:span></text:p>
            <text:p text:style-name="P50"><text:span text:style-name="T91">vector&lt;float&gt; V,W;</text:span></text:p>
            <text:p text:style-name="P50"><text:span text:style-name="T91">list::iterator&lt;float&gt; i,j;</text:span></text:p>
            <text:p text:style-name="P50"><text:span text:style-name="T91"/></text:p>
            <text:p text:style-name="P50"><text:span text:style-name="T91">/* Un prédicat */</text:span></text:p>
            <text:p text:style-name="P50"><text:span text:style-name="T91">bool pos(float x) { return x&gt;=0?true:false;}</text:span></text:p>
            <text:p text:style-name="P50"><text:span text:style-name="T91"/></text:p>
            <text:p text:style-name="P50"><text:span text:style-name="T91">/* Une fonction génératrice */</text:span></text:p>
            <text:p text:style-name="P50"><text:span text:style-name="T91">float gen() { return time()/1000;}</text:span></text:p>
            <text:p text:style-name="P50"><text:span text:style-name="T91"/></text:p>
            <text:p text:style-name="P24"><text:span text:style-name="T9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Généralités</text:p>
          </draw:text-box>
        </draw:frame>
        <draw:frame presentation:style-name="pr19" draw:text-style-name="P51" draw:layer="layout" svg:width="24.368cm" svg:height="13.715cm" svg:x="2.058cm" svg:y="5.453cm" presentation:class="outline" presentation:user-transformed="true">
          <draw:text-box>
            <text:p text:style-name="P24"><text:span text:style-name="T91">int count(Inp first, Inp last, constT&amp; val);</text:span></text:p>
            <text:p text:style-name="P24"><text:span text:style-name="T91">int count_if(Inp first, Inp last, Pred pred);</text:span></text:p>
            <text:p text:style-name="P24"><text:span text:style-name="T91">Function for_each(Inp first, Inp last, Func func);</text:span></text:p>
            <text:p text:style-name="P24"><text:span text:style-name="T91"/></text:p>
            <text:p text:style-name="P24"><text:span text:style-name="T85">cout &lt;&lt; count_if(L.begin(),L.end(),pos) &lt;&lt; '\n';</text:span></text:p>
            <text:p text:style-name="P24"><text:span text:style-name="T91"/></text:p>
            <text:p text:style-name="P24"><text:span text:style-name="T91"/></text:p>
            <text:p text:style-name="P24"><text:span text:style-name="T9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 presentation:user-transformed="true">
          <draw:text-box>
            <text:p text:style-name="P23">Recherche, remplacement</text:p>
          </draw:text-box>
        </draw:frame>
        <draw:frame presentation:style-name="pr22" draw:text-style-name="P48" draw:layer="layout" svg:width="27.5cm" svg:height="6.381cm" svg:x="0.5cm" svg:y="4.453cm" presentation:class="outline" presentation:user-transformed="true">
          <draw:text-box>
            <text:p text:style-name="P24"><text:span text:style-name="T91">Fwd adjacent_find(Fwd first, Fwd last)</text:span></text:p>
            <text:p text:style-name="P24"><text:span text:style-name="T91">Inp find(Ind first, Inp last, const T&amp; value)</text:span></text:p>
            <text:p text:style-name="P24"><text:span text:style-name="T91">find_end, find_first_of, find_if</text:span></text:p>
            <text:p text:style-name="P24"><text:span text:style-name="T91">Fwd1 search(Fwd1 first, Fwd1 last, Fwd2 first2, Fd2 last2)</text:span></text:p>
            <text:p text:style-name="P24"><text:span text:style-name="T91">void replace(Fwd first,Fwd last,const T&amp; old,const T&amp; new)</text:span></text:p>
          </draw:text-box>
        </draw:frame>
        <draw:frame draw:style-name="gr30" draw:text-style-name="P52" draw:layer="layout" svg:width="20cm" svg:height="3.605cm" svg:x="4.5cm" svg:y="12cm">
          <draw:text-box>
            <text:p text:style-name="P24"><text:span text:style-name="T91"/></text:p>
            <text:p text:style-name="P24"><text:span text:style-name="T92">if (</text:span><text:span text:style-name="T93">find(V.begin(),V.end(),0) == V.end()</text:span><text:span text:style-name="T92">)</text:span></text:p>
            <text:p text:style-name="P24"><text:span text:style-name="T92"><text:s text:c="3"/></text:span><text:span text:style-name="T92">count &lt;&lt; </text:span><text:span text:style-name="T94">"</text:span><text:span text:style-name="T92">aucun element egal a 0\n</text:span><text:span text:style-name="T94">";</text:span></text:p>
            <text:p text:style-name="P24"><text:span text:style-name="T8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2T1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>
          <draw:text-box>
            <text:p text:style-name="P23">Copie, suppression</text:p>
          </draw:text-box>
        </draw:frame>
        <draw:frame presentation:style-name="pr23" draw:text-style-name="P48" draw:layer="layout" svg:width="26cm" svg:height="7.547cm" svg:x="1cm" svg:y="5.453cm" presentation:class="outline" presentation:user-transformed="true">
          <draw:text-box>
            <text:p text:style-name="P24"><text:span text:style-name="T91">Out copy(Inp first, Int last, Out result)</text:span></text:p>
            <text:p text:style-name="P27"><text:span text:style-name="T95"></text:span><text:span text:style-name="T96">Attention à l'allocation mémoire</text:span></text:p>
            <text:p text:style-name="P53"><text:span text:style-name="T96">void fill(Fwd first, Fwd last, const T&amp; val);</text:span></text:p>
            <text:p text:style-name="P53"><text:span text:style-name="T96">void generate(</text:span><text:span text:style-name="T97">Fwd first, Fwd last, Gen gen);</text:span></text:p>
            <text:p text:style-name="P53"><text:span text:style-name="T97">Fwd remove_if (Fwd first, Fwd last, Out result,</text:span><text:span text:style-name="T97"><text:line-break/></text:span><text:span text:style-name="T97"> <text:s text:c="12"/>Pred pred);</text:span></text:p>
          </draw:text-box>
        </draw:frame>
        <draw:frame draw:style-name="gr30" draw:text-style-name="P52" draw:layer="layout" svg:width="25.5cm" svg:height="2.729cm" svg:x="1cm" svg:y="13.395cm">
          <draw:text-box>
            <text:p text:style-name="P24"><text:span text:style-name="T91"/></text:p>
            <text:p text:style-name="P53"><text:span text:style-name="T98">V.erase(remove_if(L.begin(), L.end(), i, pos),last);</text:span></text:p>
            <text:p text:style-name="P24"><text:span text:style-name="T8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darkblue">
        <office:forms form:automatic-focus="false" form:apply-design-mode="false"/>
        <draw:frame presentation:style-name="pr18" draw:text-style-name="P9" draw:layer="layout" svg:width="23.911cm" svg:height="3.507cm" svg:x="2.058cm" svg:y="0.784cm" presentation:class="title" presentation:user-transformed="true">
          <draw:text-box>
            <text:p text:style-name="P23">Réarrangements</text:p>
          </draw:text-box>
        </draw:frame>
        <draw:frame presentation:style-name="pr24" draw:text-style-name="P54" draw:layer="layout" svg:width="26.5cm" svg:height="6.547cm" svg:x="1cm" svg:y="5.453cm" presentation:class="outline" presentation:user-transformed="true">
          <draw:text-box>
            <text:p text:style-name="P24"><text:span text:style-name="T99">void random_shuffle(Rnd first, Rnd last);</text:span></text:p>
            <text:p text:style-name="P53"><text:span text:style-name="T99">void reverse(Bidi first, bidi last);</text:span></text:p>
            <text:p text:style-name="P53"><text:span text:style-name="T99">void rotate(Fwd first,Fwd middle,Fwd last);</text:span></text:p>
          </draw:text-box>
        </draw:frame>
        <draw:frame draw:style-name="gr30" draw:text-style-name="P52" draw:layer="layout" svg:width="25.5cm" svg:height="2.729cm" svg:x="1cm" svg:y="13.396cm">
          <draw:text-box>
            <text:p text:style-name="P24"><text:span text:style-name="T92">// 0,1,2,3,4,5,6,7,8,9 =&gt; 1,2,3,4,0,5,6,7,8,9</text:span></text:p>
            <text:p text:style-name="P53"><text:span text:style-name="T98">rotate(V.begin(),V.begin()+1,V.begin()+5)</text:span></text:p>
            <text:p text:style-name="P24"><text:span text:style-name="T8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 100 400h-200z"/>
    <draw:marker draw:name="Extrémité_20_22" draw:display-name="Extrémité 22" svg:viewBox="0 0 2364 2178" svg:d="m0 2065 1182-2065 1182 2063-64 112-1118-716-1118 719z"/>
    <draw:marker draw:name="Extrémité_20_7" draw:display-name="Extrémité 7" svg:viewBox="0 0 2132 2132" svg:d="m1066 0 1066 2132-712-272h-708l-712 272z"/>
    <draw:marker draw:name="Extrémité_20_9" draw:display-name="Extrémité 9" svg:viewBox="0 0 1057 2132" svg:d="m529 0 528 2132-353-272h-351l-353 272z"/>
    <draw:marker draw:name="Extrémité_20_de_20_ligne_20_1" draw:display-name="Extrémité de ligne 1" svg:viewBox="0 0 20 30" svg:d="m10 0-10 30h20z"/>
    <draw:marker draw:name="Extrémité_20_de_20_ligne_20_4" draw:display-name="Extrémité de ligne 4" svg:viewBox="0 0 20 30" svg:d="m10 0-10 30h20z"/>
    <draw:marker draw:name="Extrémité_20_de_20_ligne_20_7" draw:display-name="Extrémité de ligne 7" svg:viewBox="0 0 20 30" svg:d="m10 0-10 30h20z"/>
    <draw:marker draw:name="Extrémité_20_de_20_ligne_20_8" draw:display-name="Extrémité de ligne 8" svg:viewBox="0 0 20 30" svg:d="m10 0-10 30h20z"/>
    <draw:marker draw:name="Extrémités_20_de_20_flèche_20_1" draw:display-name="Extrémités de flèche 1" svg:viewBox="0 0 20 30" svg:d="m10 0-10 30h20z"/>
    <draw:marker draw:name="Extrémités_20_de_20_flèche_20_4" draw:display-name="Extrémités de flèche 4" svg:viewBox="0 0 20 30" svg:d="m10 0-10 30h20z"/>
    <draw:marker draw:name="Extrémités_20_de_20_flèche_20_5" draw:display-name="Extrémités de flèche 5" svg:viewBox="0 0 20 30" svg:d="m10 0-10 30h20z"/>
    <draw:marker draw:name="Extrémités_20_de_20_flèche_20_6" draw:display-name="Extrémités de flèche 6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description>Modèle de présentation d'un nouveau produit et des besoins auxquels il répond</dc:description>
    <meta:initial-creator>Emmanuel</meta:initial-creator>
    <meta:creation-date>2007-09-25T22:00:52</meta:creation-date>
    <dc:date>2013-03-09T12:21:51</dc:date>
    <dc:language>fr-FR</dc:language>
    <meta:editing-cycles>40</meta:editing-cycles>
    <meta:editing-duration>PT9H25M43S</meta:editing-duration>
    <meta:document-statistic meta:object-count="306"/>
    <meta:user-defined meta:name="Info 0"/>
    <meta:user-defined meta:name="Info 1"/>
    <meta:user-defined meta:name="Info 2"/>
    <meta:user-defined meta:name="Info 3"/>
  </office:meta>
</office:document-meta>
</file>